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1mm" fo:break-before="auto" style:use-optimal-row-height="true"/>
    </style:style>
    <style:style style:name="ro3" style:family="table-row">
      <style:table-row-properties style:row-height="12.54mm" fo:break-before="auto" style:use-optimal-row-height="true"/>
    </style:style>
    <style:style style:name="ro4" style:family="table-row">
      <style:table-row-properties style:row-height="20.4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aw No Duplicates" table:style-name="ta1">
        <table:table-column table:style-name="co1" table:number-columns-repeated="44" table:default-cell-style-name="ce1"/>
        <table:table-column table:style-name="co1" table:number-columns-repeated="6" table:default-cell-style-name="ce2"/>
        <table:table-row table:style-name="ro1">
          <table:table-cell table:style-name="Default" table:number-columns-repeated="50"/>
        </table:table-row>
        <table:table-row table:style-name="ro2">
          <table:table-cell office:value-type="string" calcext:value-type="string">
            <text:p>adrian.tuff@hmrc.gsi.gov.uk</text:p>
          </table:table-cell>
          <table:table-cell office:value-type="string" calcext:value-type="string">
            <text:p>Adrian Tuff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string" calcext:value-type="string">
            <text:p>leadership</text:p>
          </table:table-cell>
          <table:table-cell table:style-name="ce1" office:value-type="string" calcext:value-type="string">
            <text:p>data_science</text:p>
          </table:table-cell>
          <table:table-cell table:style-name="ce1" office:value-type="string" calcext:value-type="string">
            <text:p>fostering_innovation</text:p>
          </table:table-cell>
          <table:table-cell table:style-name="ce1" office:value-type="string" calcext:value-type="string">
            <text:p>local_sports_volunteering</text:p>
          </table:table-cell>
          <table:table-cell table:style-name="ce1" office:value-type="string" calcext:value-type="string">
            <text:p>cooking</text:p>
          </table:table-cell>
          <table:table-cell/>
        </table:table-row>
        <table:table-row table:style-name="ro3">
          <table:table-cell office:value-type="string" calcext:value-type="string">
            <text:p>alastair.currie1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rosswords</text:p>
          </table:table-cell>
          <table:table-cell table:style-name="ce1" office:value-type="string" calcext:value-type="string">
            <text:p>Sleeping</text:p>
          </table:table-cell>
          <table:table-cell table:style-name="ce1" office:value-type="string" calcext:value-type="string">
            <text:p>Lasagne</text:p>
          </table:table-cell>
        </table:table-row>
        <table:table-row table:style-name="ro3">
          <table:table-cell office:value-type="string" calcext:value-type="string">
            <text:p>Annabelle.smith@hmrc.gsi.gov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ben.stanbury@hmrc.gsi.gov.uk</text:p>
          </table:table-cell>
          <table:table-cell office:value-type="string" calcext:value-type="string">
            <text:p>Adrian Tuf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Image recognition</text:p>
          </table:table-cell>
          <table:table-cell table:style-name="ce1" office:value-type="string" calcext:value-type="string">
            <text:p>Deep learn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oniface.seworde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hioma.anaba@hmrc.gsi.gov.uk</text:p>
          </table:table-cell>
          <table:table-cell office:value-type="string" calcext:value-type="string">
            <text:p>Mark Brew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ITIL</text:p>
          </table:table-cell>
          <table:table-cell table:style-name="ce1" office:value-type="string" calcext:value-type="string">
            <text:p>Networking (IT)</text:p>
          </table:table-cell>
          <table:table-cell table:style-name="ce1" office:value-type="string" calcext:value-type="string">
            <text:p>Auditing</text:p>
          </table:table-cell>
          <table:table-cell table:style-name="ce1" office:value-type="string" calcext:value-type="string">
            <text:p>Cook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is.penn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ire.potter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Diversity and equality</text:p>
          </table:table-cell>
          <table:table-cell table:style-name="ce1" office:value-type="string" calcext:value-type="string">
            <text:p>team building and behaviour</text:p>
          </table:table-cell>
          <table:table-cell/>
        </table:table-row>
        <table:table-row table:style-name="ro3">
          <table:table-cell office:value-type="string" calcext:value-type="string">
            <text:p>conor.asher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ward.zamboni@hmrc.gsi.gov.uk</text:p>
          </table:table-cell>
          <table:table-cell office:value-type="string" calcext:value-type="string">
            <text:p>Edward Zambo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string" calcext:value-type="string">
            <text:p>Economic data</text:p>
          </table:table-cell>
          <table:table-cell table:style-name="ce1" office:value-type="string" calcext:value-type="string">
            <text:p>Business data</text:p>
          </table:table-cell>
          <table:table-cell table:style-name="ce1" office:value-type="string" calcext:value-type="string">
            <text:p>Financial marke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leni.vakouftsi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faisal.sami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mathematics</text:p>
          </table:table-cell>
          <table:table-cell/>
          <table:table-cell table:style-name="ce1" office:value-type="string" calcext:value-type="string">
            <text:p>video game skillz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urpreet.chohan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Data Architecture (data modelling for b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ain.houghton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Business Process Improvement</text:p>
          </table:table-cell>
          <table:table-cell table:style-name="ce1" office:value-type="string" calcext:value-type="string">
            <text:p>Process Process Mapping</text:p>
          </table:table-cell>
          <table:table-cell/>
          <table:table-cell table:style-name="ce1" office:value-type="string" calcext:value-type="string">
            <text:p>Pjotography</text:p>
          </table:table-cell>
          <table:table-cell table:style-name="ce1" office:value-type="string" calcext:value-type="string">
            <text:p>Web Design</text:p>
          </table:table-cell>
          <table:table-cell table:style-name="ce1" office:value-type="string" calcext:value-type="string">
            <text:p>Snooker</text:p>
          </table:table-cell>
        </table:table-row>
        <table:table-row table:style-name="ro2">
          <table:table-cell office:value-type="string" calcext:value-type="string">
            <text:p>ian.lorimer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Team working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Dancing</text:p>
          </table:table-cell>
          <table:table-cell table:style-name="ce1" office:value-type="string" calcext:value-type="string">
            <text:p>Parkour</text:p>
          </table:table-cell>
          <table:table-cell table:style-name="ce1" office:value-type="string" calcext:value-type="string">
            <text:p>Empathy</text:p>
          </table:table-cell>
        </table:table-row>
        <table:table-row table:style-name="ro3">
          <table:table-cell office:value-type="string" calcext:value-type="string">
            <text:p>ian.parfitt@hmrc.gsi.gov.uk</text:p>
          </table:table-cell>
          <table:table-cell office:value-type="string" calcext:value-type="string">
            <text:p>Mark Brewin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string" calcext:value-type="string">
            <text:p>IT support</text:p>
          </table:table-cell>
          <table:table-cell table:style-name="ce1" office:value-type="string" calcext:value-type="string">
            <text:p>Roll out of IT projects</text:p>
          </table:table-cell>
          <table:table-cell table:style-name="ce1" office:value-type="string" calcext:value-type="string">
            <text:p>Publishing on GOV.UK and Data.gov.u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ames.dainty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Worldwide VAT/GST compliance</text:p>
          </table:table-cell>
          <table:table-cell table:style-name="ce1" office:value-type="string" calcext:value-type="string">
            <text:p>GDPR compliance</text:p>
          </table:table-cell>
          <table:table-cell/>
          <table:table-cell table:style-name="ce1" office:value-type="string" calcext:value-type="string">
            <text:p>Birthday card message writing</text:p>
          </table:table-cell>
          <table:table-cell table:style-name="ce1" office:value-type="string" calcext:value-type="string">
            <text:p>London cycling survival skills</text:p>
          </table:table-cell>
          <table:table-cell table:style-name="ce1" office:value-type="string" calcext:value-type="string">
            <text:p>Collaging</text:p>
          </table:table-cell>
        </table:table-row>
        <table:table-row table:style-name="ro3">
          <table:table-cell office:value-type="string" calcext:value-type="string">
            <text:p>john.lord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ider knowledge of HMRC</text:p>
          </table:table-cell>
          <table:table-cell table:style-name="ce1" office:value-type="string" calcext:value-type="string">
            <text:p>Large Business</text:p>
          </table:table-cell>
          <table:table-cell table:style-name="ce1" office:value-type="string" calcext:value-type="string">
            <text:p>Cross-government OR links</text:p>
          </table:table-cell>
          <table:table-cell table:style-name="ce1" office:value-type="string" calcext:value-type="string">
            <text:p>Swimming..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nathan.kaye@hmrc.gsi.gov.uk</text:p>
          </table:table-cell>
          <table:table-cell office:value-type="string" calcext:value-type="string">
            <text:p>Mark Brew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Budget/resource management</text:p>
          </table:table-cell>
          <table:table-cell table:style-name="ce1" office:value-type="string" calcext:value-type="string">
            <text:p>Web editor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edantry</text:p>
          </table:table-cell>
          <table:table-cell table:style-name="ce1" office:value-type="string" calcext:value-type="string">
            <text:p>Correct use of the apostrophe</text:p>
          </table:table-cell>
          <table:table-cell table:style-name="ce1" office:value-type="string" calcext:value-type="string">
            <text:p>Gaming</text:p>
          </table:table-cell>
        </table:table-row>
        <table:table-row table:style-name="ro3">
          <table:table-cell office:value-type="string" calcext:value-type="string">
            <text:p>joseph.fallo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arthik.bose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Photography</text:p>
          </table:table-cell>
          <table:table-cell table:style-name="ce1" office:value-type="string" calcext:value-type="string">
            <text:p>Cooking</text:p>
          </table:table-cell>
          <table:table-cell/>
        </table:table-row>
        <table:table-row table:style-name="ro2">
          <table:table-cell office:value-type="string" calcext:value-type="string">
            <text:p>kian.raafat@ofsted.gov.uk</text:p>
          </table:table-cell>
          <table:table-cell office:value-type="string" calcext:value-type="string">
            <text:p>Adrian Tuff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kieran.driscoll@hmrc.gsi.gov.uk</text:p>
          </table:table-cell>
          <table:table-cell office:value-type="string" calcext:value-type="string">
            <text:p>Adrian Tuf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ucy.nicholso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epress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rk.brewin@hmrc.gsi.gov.uk</text:p>
          </table:table-cell>
          <table:table-cell office:value-type="string" calcext:value-type="string">
            <text:p>Mark Brew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ark.s.wilkinson@hmrc.gsi.gov.uk</text:p>
          </table:table-cell>
          <table:table-cell office:value-type="string" calcext:value-type="string">
            <text:p>Mark Brewi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ava developer</text:p>
          </table:table-cell>
          <table:table-cell table:style-name="ce1" office:value-type="string" calcext:value-type="string">
            <text:p>vba development</text:p>
          </table:table-cell>
          <table:table-cell table:style-name="ce1" office:value-type="string" calcext:value-type="string">
            <text:p>C++ developmen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rtin.gallagher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tatistical methods</text:p>
          </table:table-cell>
          <table:table-cell table:style-name="ce1" office:value-type="string" calcext:value-type="string">
            <text:p>Using analytical software</text:p>
          </table:table-cell>
          <table:table-cell table:style-name="ce1" office:value-type="string" calcext:value-type="string">
            <text:p>Reporting analysis</text:p>
          </table:table-cell>
          <table:table-cell table:style-name="ce1" office:value-type="string" calcext:value-type="string">
            <text:p>Good social skills</text:p>
          </table:table-cell>
          <table:table-cell table:style-name="ce1" office:value-type="string" calcext:value-type="string">
            <text:p>Sporting skills</text:p>
          </table:table-cell>
          <table:table-cell table:style-name="ce1" office:value-type="string" calcext:value-type="string">
            <text:p>Communication skills</text:p>
          </table:table-cell>
        </table:table-row>
        <table:table-row table:style-name="ro3">
          <table:table-cell office:value-type="string" calcext:value-type="string">
            <text:p>michael.mcgoldrick@hmrc.gsi.gov.uk</text:p>
          </table:table-cell>
          <table:table-cell office:value-type="string" calcext:value-type="string">
            <text:p>Mark Brew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Doctorate in Economic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ichael.thomas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guitar</text:p>
          </table:table-cell>
          <table:table-cell table:style-name="ce1" office:value-type="string" calcext:value-type="string">
            <text:p>singing</text:p>
          </table:table-cell>
          <table:table-cell/>
        </table:table-row>
        <table:table-row table:style-name="ro3">
          <table:table-cell office:value-type="string" calcext:value-type="string">
            <text:p>mike.holgate@hmrc.gsi.gov.uk</text:p>
          </table:table-cell>
          <table:table-cell office:value-type="string" calcext:value-type="string">
            <text:p>Adrian Tu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iriam.stratton@hmrc.gsi.gov.uk</text:p>
          </table:table-cell>
          <table:table-cell office:value-type="string" calcext:value-type="string">
            <text:p>Mark Brew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TIL (working towards Expert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natalie.button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nathan.pearson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eil.potter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playstation_wrestling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lumide.karim-mohammed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aul.pinnington@hmrc.gsi.gov.uk</text:p>
          </table:table-cell>
          <table:table-cell office:value-type="string" calcext:value-type="string">
            <text:p>Mark Brewi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tatistics</text:p>
          </table:table-cell>
          <table:table-cell table:number-columns-repeated="2"/>
          <table:table-cell table:style-name="ce1" office:value-type="string" calcext:value-type="string">
            <text:p>Martial Arts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Music</text:p>
          </table:table-cell>
        </table:table-row>
        <table:table-row table:style-name="ro3">
          <table:table-cell office:value-type="string" calcext:value-type="string">
            <text:p>philip.wilson1@hmrc.gsi.gov.uk</text:p>
          </table:table-cell>
          <table:table-cell office:value-type="string" calcext:value-type="string">
            <text:p>Adrian Tuff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istracting_teammates</text:p>
          </table:table-cell>
          <table:table-cell table:number-columns-repeated="2"/>
          <table:table-cell table:style-name="ce1" office:value-type="string" calcext:value-type="string">
            <text:p>curl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hillip.cook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rabhjot.sethi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obert.price1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Quality Assurance and Peer Review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hakeel.khan@hmrc.gsi.gov.uk</text:p>
          </table:table-cell>
          <table:table-cell office:value-type="string" calcext:value-type="string">
            <text:p>John Lo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hevonne.radcliffe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tacey.laurie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bread baking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musical analysis</text:p>
          </table:table-cell>
        </table:table-row>
        <table:table-row table:style-name="ro3">
          <table:table-cell office:value-type="string" calcext:value-type="string">
            <text:p>wesley.poole1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redictive Analytics</text:p>
          </table:table-cell>
          <table:table-cell table:style-name="ce1" office:value-type="string" calcext:value-type="string">
            <text:p>Data Engineering</text:p>
          </table:table-cell>
          <table:table-cell table:style-name="ce1" office:value-type="string" calcext:value-type="string">
            <text:p>Report Writing</text:p>
          </table:table-cell>
          <table:table-cell table:style-name="ce1" office:value-type="string" calcext:value-type="string">
            <text:p>Public Speaking</text:p>
          </table:table-cell>
          <table:table-cell table:style-name="ce1" office:value-type="string" calcext:value-type="string">
            <text:p>Drawing</text:p>
          </table:table-cell>
          <table:table-cell table:style-name="ce1" office:value-type="string" calcext:value-type="string">
            <text:p>Structured Writing</text:p>
          </table:table-cell>
        </table:table-row>
        <table:table-row table:style-name="ro3">
          <table:table-cell office:value-type="string" calcext:value-type="string">
            <text:p>william.cole@hmrc.gsi.gov.uk</text:p>
          </table:table-cell>
          <table:table-cell office:value-type="string" calcext:value-type="string">
            <text:p>John Lo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yee-wan.yau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</table:table>
      <table:table table:name="Cleansed" table:style-name="ta1">
        <table:table-column table:style-name="co1" table:number-columns-repeated="3" table:default-cell-style-name="Default"/>
        <table:table-column table:style-name="co1" table:number-columns-repeated="44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EM1</text:p>
          </table:table-cell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AG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AI</text:p>
          </table:table-cell>
          <table:table-cell table:style-name="ce3" office:value-type="string" calcext:value-type="string">
            <text:p>AJ</text:p>
          </table:table-cell>
          <table:table-cell table:style-name="ce3" office:value-type="string" calcext:value-type="string">
            <text:p>AK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M</text:p>
          </table:table-cell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AO</text:p>
          </table:table-cell>
          <table:table-cell table:style-name="ce3" office:value-type="string" calcext:value-type="string">
            <text:p>AP</text:p>
          </table:table-cell>
          <table:table-cell table:style-name="ce3" office:value-type="string" calcext:value-type="string">
            <text:p>AQ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AS1</text:p>
          </table:table-cell>
          <table:table-cell table:style-name="ce3" office:value-type="string" calcext:value-type="string">
            <text:p>AT1</text:p>
          </table:table-cell>
          <table:table-cell table:style-name="ce3" office:value-type="string" calcext:value-type="string">
            <text:p>AU</text:p>
          </table:table-cell>
          <table:table-cell table:style-name="ce3" office:value-type="string" calcext:value-type="string">
            <text:p>AV</text:p>
          </table:table-cell>
          <table:table-cell table:style-name="ce3" office:value-type="string" calcext:value-type="string">
            <text:p>AW</text:p>
          </table:table-cell>
          <table:table-cell table:style-name="ce3" office:value-type="string" calcext:value-type="string">
            <text:p>AX</text:p>
          </table:table-cell>
          <table:table-cell table:style-name="ce3" office:value-type="string" calcext:value-type="string">
            <text:p>AY</text:p>
          </table:table-cell>
          <table:table-cell table:style-name="ce3" office:value-type="string" calcext:value-type="string">
            <text:p>AZ</text:p>
          </table:table-cell>
          <table:table-cell table:style-name="ce3" office:value-type="string" calcext:value-type="string">
            <text:p>BA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D</text:p>
          </table:table-cell>
          <table:table-cell table:style-name="ce3" office:value-type="string" calcext:value-type="string">
            <text:p>BE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G</text:p>
          </table:table-cell>
          <table:table-cell table:style-name="ce3" office:value-type="string" calcext:value-type="string">
            <text:p>BH</text:p>
          </table:table-cell>
          <table:table-cell table:style-name="ce3" office:value-type="string" calcext:value-type="string">
            <text:p>BI</text:p>
          </table:table-cell>
          <table:table-cell table:style-name="ce3" office:value-type="string" calcext:value-type="string">
            <text:p>BJ</text:p>
          </table:table-cell>
          <table:table-cell table:style-name="ce3" office:value-type="string" calcext:value-type="string">
            <text:p>BK</text:p>
          </table:table-cell>
          <table:table-cell table:style-name="ce3" office:value-type="string" calcext:value-type="string">
            <text:p>BL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N</text:p>
          </table:table-cell>
          <table:table-cell table:style-name="ce3" office:value-type="string" calcext:value-type="string">
            <text:p>BO</text:p>
          </table:table-cell>
          <table:table-cell table:style-name="ce3" office:value-type="string" calcext:value-type="string">
            <text:p>BP</text:p>
          </table:table-cell>
          <table:table-cell table:style-name="ce3" office:value-type="string" calcext:value-type="string">
            <text:p>TA1</text:p>
          </table:table-cell>
          <table:table-cell table:style-name="ce3" office:value-type="string" calcext:value-type="string">
            <text:p>TA2</text:p>
          </table:table-cell>
          <table:table-cell table:style-name="ce3" office:value-type="string" calcext:value-type="string">
            <text:p>TA3</text:p>
          </table:table-cell>
          <table:table-cell table:style-name="ce3" office:value-type="string" calcext:value-type="string">
            <text:p>TB1</text:p>
          </table:table-cell>
          <table:table-cell table:style-name="ce3" office:value-type="string" calcext:value-type="string">
            <text:p>TB2</text:p>
          </table:table-cell>
          <table:table-cell table:style-name="ce3" office:value-type="string" calcext:value-type="string">
            <text:p>TB3</text:p>
          </table:table-cell>
          <table:table-cell table:formula="of:=CONCATENATE([.D1];&quot;,&quot;;[.E1];&quot;,&quot;;[.F1];&quot;,&quot;;[.G1];&quot;,&quot;;[.H1];&quot;,&quot;;[.I1];&quot;,&quot;;[.J1];&quot;,&quot;;[.K1];&quot;,&quot;;[.L1];&quot;,&quot;;[.M1];&quot;,&quot;;[.N1];&quot;,&quot;;[.O1];&quot;,&quot;;[.P1];&quot;,&quot;;[.Q1];&quot;,&quot;;[.R1];&quot;,&quot;;[.S1];&quot;,&quot;;[.T1];&quot;,&quot;;[.U1];&quot;,&quot;;[.V1];&quot;,&quot;;[.W1];&quot;,&quot;;[.X1];&quot;,&quot;;[.Y1];&quot;,&quot;;[.Z1];&quot;,&quot;;[.AA1];&quot;,&quot;;[.AB1];&quot;,&quot;;[.AC1];&quot;,&quot;;[.AD1];&quot;,&quot;;[.AE1];&quot;,&quot;;[.AF1];&quot;,&quot;;[.AG1];&quot;,&quot;;[.AH1];&quot;,&quot;;[.AI1];&quot;,&quot;;[.AJ1];&quot;,&quot;;[.AK1];&quot;,&quot;;[.AL1];&quot;,&quot;;[.AM1];&quot;,&quot;;[.AN1];&quot;,&quot;;[.AO1];&quot;,&quot;;[.AP1];&quot;,&quot;;[.AQ1];&quot;,&quot;;[.AR1];&quot;,&quot;;[.AS1];&quot;,&quot;;[.AT1];&quot;,&quot;;[.AU1];&quot;,&quot;;[.AV1];&quot;,&quot;;[.AW1];&quot;,&quot;;[.AX1];&quot;,&quot;;[.AY1];&quot;,&quot;;[.AZ1];&quot;,&quot;;[.BA1])" office:value-type="string" office:string-value="EM1,TEAM,AA,AB,AC,AD,AE,AF,AG,AH,AI,AJ,AK,AL,AM,AN,AO,AP,AQ,AR,AS1,AT1,AU,AV,AW,AX,AY,AZ,BA,BB,BC,BD,BE,BF,BG,BH,BI,BJ,BK,BL,BM,BN,BO,BP,TA1,TA2,TA3,TB1,TB2,TB3" calcext:value-type="string">
            <text:p>EM1,TEAM,AA,AB,AC,AD,AE,AF,AG,AH,AI,AJ,AK,AL,AM,AN,AO,AP,AQ,AR,AS1,AT1,AU,AV,AW,AX,AY,AZ,BA,BB,BC,BD,BE,BF,BG,BH,BI,BJ,BK,BL,BM,BN,BO,BP,TA1,TA2,TA3,TB1,TB2,TB3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adrian.tuff@hmrc.gsi.gov.uk</text:p>
          </table:table-cell>
          <table:table-cell office:value-type="string" calcext:value-type="string">
            <text:p>Adrian Tuff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1" office:value-type="string" calcext:value-type="string">
            <text:p>leadership</text:p>
          </table:table-cell>
          <table:table-cell table:style-name="ce1" office:value-type="string" calcext:value-type="string">
            <text:p>data_science</text:p>
          </table:table-cell>
          <table:table-cell table:style-name="ce1" office:value-type="string" calcext:value-type="string">
            <text:p>fostering_innovation</text:p>
          </table:table-cell>
          <table:table-cell table:style-name="ce1" office:value-type="string" calcext:value-type="string">
            <text:p>local_sports_volunteering</text:p>
          </table:table-cell>
          <table:table-cell table:style-name="ce1" office:value-type="string" calcext:value-type="string">
            <text:p>cooking</text:p>
          </table:table-cell>
          <table:table-cell/>
          <table:table-cell table:formula="of:=CONCATENATE([.D2];&quot;,&quot;;[.E2];&quot;,&quot;;[.F2];&quot;,&quot;;[.G2];&quot;,&quot;;[.H2];&quot;,&quot;;[.I2];&quot;,&quot;;[.J2];&quot;,&quot;;[.K2];&quot;,&quot;;[.L2];&quot;,&quot;;[.M2];&quot;,&quot;;[.N2];&quot;,&quot;;[.O2];&quot;,&quot;;[.P2];&quot;,&quot;;[.Q2];&quot;,&quot;;[.R2];&quot;,&quot;;[.S2];&quot;,&quot;;[.T2];&quot;,&quot;;[.U2];&quot;,&quot;;[.V2];&quot;,&quot;;[.W2];&quot;,&quot;;[.X2];&quot;,&quot;;[.Y2];&quot;,&quot;;[.Z2];&quot;,&quot;;[.AA2];&quot;,&quot;;[.AB2];&quot;,&quot;;[.AC2];&quot;,&quot;;[.AD2];&quot;,&quot;;[.AE2];&quot;,&quot;;[.AF2];&quot;,&quot;;[.AG2];&quot;,&quot;;[.AH2];&quot;,&quot;;[.AI2];&quot;,&quot;;[.AJ2];&quot;,&quot;;[.AK2];&quot;,&quot;;[.AL2];&quot;,&quot;;[.AM2];&quot;,&quot;;[.AN2];&quot;,&quot;;[.AO2];&quot;,&quot;;[.AP2];&quot;,&quot;;[.AQ2];&quot;,&quot;;[.AR2];&quot;,&quot;;[.AS2];&quot;,&quot;;[.AT2];&quot;,&quot;;[.AU2];&quot;,&quot;;[.AV2];&quot;,&quot;;[.AW2];&quot;,&quot;;[.AX2];&quot;,&quot;;[.AY2];&quot;,&quot;;[.AZ2];&quot;,&quot;;[.BA2])" office:value-type="string" office:string-value="adrian.tuff@hmrc.gsi.gov.uk,Adrian Tuff,3,3,3,2,1,2,2,2,2,2,4,2,1,1,1,1,1,1,3,4,3,2,3,1,3,3,3,3,2,1,3,3,2,1,1,1,4,4,3,2,2,2,leadership,data_science,fostering_innovation,local_sports_volunteering,cooking," calcext:value-type="string">
            <text:p>adrian.tuff@hmrc.gsi.gov.uk,Adrian Tuff,3,3,3,2,1,2,2,2,2,2,4,2,1,1,1,1,1,1,3,4,3,2,3,1,3,3,3,3,2,1,3,3,2,1,1,1,4,4,3,2,2,2,leadership,data_science,fostering_innovation,local_sports_volunteering,cooking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alastair.currie1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rosswords</text:p>
          </table:table-cell>
          <table:table-cell table:style-name="ce1" office:value-type="string" calcext:value-type="string">
            <text:p>Sleeping</text:p>
          </table:table-cell>
          <table:table-cell table:style-name="ce1" office:value-type="string" calcext:value-type="string">
            <text:p>Cooking</text:p>
          </table:table-cell>
          <table:table-cell table:formula="of:=CONCATENATE([.D3];&quot;,&quot;;[.E3];&quot;,&quot;;[.F3];&quot;,&quot;;[.G3];&quot;,&quot;;[.H3];&quot;,&quot;;[.I3];&quot;,&quot;;[.J3];&quot;,&quot;;[.K3];&quot;,&quot;;[.L3];&quot;,&quot;;[.M3];&quot;,&quot;;[.N3];&quot;,&quot;;[.O3];&quot;,&quot;;[.P3];&quot;,&quot;;[.Q3];&quot;,&quot;;[.R3];&quot;,&quot;;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;&quot;,&quot;;[.AH3];&quot;,&quot;;[.AI3];&quot;,&quot;;[.AJ3];&quot;,&quot;;[.AK3];&quot;,&quot;;[.AL3];&quot;,&quot;;[.AM3];&quot;,&quot;;[.AN3];&quot;,&quot;;[.AO3];&quot;,&quot;;[.AP3];&quot;,&quot;;[.AQ3];&quot;,&quot;;[.AR3];&quot;,&quot;;[.AS3];&quot;,&quot;;[.AT3];&quot;,&quot;;[.AU3];&quot;,&quot;;[.AV3];&quot;,&quot;;[.AW3];&quot;,&quot;;[.AX3];&quot;,&quot;;[.AY3];&quot;,&quot;;[.AZ3];&quot;,&quot;;[.BA3])" office:value-type="string" office:string-value="alastair.currie1@hmrc.gsi.gov.uk,Mark Brewin,2,4,1,2,2,1,1,2,1,2,2,4,1,1,1,1,1,1,2,1,1,1,2,2,3,3,2,3,1,1,3,3,3,2,2,2,3,3,3,3,3,3,,,,Crosswords,Sleeping,Cooking" calcext:value-type="string">
            <text:p>alastair.currie1@hmrc.gsi.gov.uk,Mark Brewin,2,4,1,2,2,1,1,2,1,2,2,4,1,1,1,1,1,1,2,1,1,1,2,2,3,3,2,3,1,1,3,3,3,2,2,2,3,3,3,3,3,3,,,,Crosswords,Sleeping,Cooking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Annabelle.smith@hmrc.gsi.gov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CONCATENATE([.D4];&quot;,&quot;;[.E4];&quot;,&quot;;[.F4];&quot;,&quot;;[.G4];&quot;,&quot;;[.H4];&quot;,&quot;;[.I4];&quot;,&quot;;[.J4];&quot;,&quot;;[.K4];&quot;,&quot;;[.L4];&quot;,&quot;;[.M4];&quot;,&quot;;[.N4];&quot;,&quot;;[.O4];&quot;,&quot;;[.P4];&quot;,&quot;;[.Q4];&quot;,&quot;;[.R4];&quot;,&quot;;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;&quot;,&quot;;[.AH4];&quot;,&quot;;[.AI4];&quot;,&quot;;[.AJ4];&quot;,&quot;;[.AK4];&quot;,&quot;;[.AL4];&quot;,&quot;;[.AM4];&quot;,&quot;;[.AN4];&quot;,&quot;;[.AO4];&quot;,&quot;;[.AP4];&quot;,&quot;;[.AQ4];&quot;,&quot;;[.AR4];&quot;,&quot;;[.AS4];&quot;,&quot;;[.AT4];&quot;,&quot;;[.AU4];&quot;,&quot;;[.AV4];&quot;,&quot;;[.AW4];&quot;,&quot;;[.AX4];&quot;,&quot;;[.AY4];&quot;,&quot;;[.AZ4];&quot;,&quot;;[.BA4])" office:value-type="string" office:string-value="Annabelle.smith@hmrc.gsi.gov,John Lord,4,2,3,3,2,1,1,4,2,2,1,1,1,1,1,1,1,1,3,3,2,1,2,1,2,1,1,2,1,1,1,1,1,1,1,1,2,2,1,1,1,1,,,,,," calcext:value-type="string">
            <text:p>Annabelle.smith@hmrc.gsi.gov,John Lord,4,2,3,3,2,1,1,4,2,2,1,1,1,1,1,1,1,1,3,3,2,1,2,1,2,1,1,2,1,1,1,1,1,1,1,1,2,2,1,1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ben.stanbury@hmrc.gsi.gov.uk</text:p>
          </table:table-cell>
          <table:table-cell office:value-type="string" calcext:value-type="string">
            <text:p>Adrian Tuf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Image recognition</text:p>
          </table:table-cell>
          <table:table-cell table:style-name="ce1" office:value-type="string" calcext:value-type="string">
            <text:p>Deep learning</text:p>
          </table:table-cell>
          <table:table-cell table:number-columns-repeated="4"/>
          <table:table-cell table:formula="of:=CONCATENATE([.D5];&quot;,&quot;;[.E5];&quot;,&quot;;[.F5];&quot;,&quot;;[.G5];&quot;,&quot;;[.H5];&quot;,&quot;;[.I5];&quot;,&quot;;[.J5];&quot;,&quot;;[.K5];&quot;,&quot;;[.L5];&quot;,&quot;;[.M5];&quot;,&quot;;[.N5];&quot;,&quot;;[.O5];&quot;,&quot;;[.P5];&quot;,&quot;;[.Q5];&quot;,&quot;;[.R5];&quot;,&quot;;[.S5];&quot;,&quot;;[.T5];&quot;,&quot;;[.U5];&quot;,&quot;;[.V5];&quot;,&quot;;[.W5];&quot;,&quot;;[.X5];&quot;,&quot;;[.Y5];&quot;,&quot;;[.Z5];&quot;,&quot;;[.AA5];&quot;,&quot;;[.AB5];&quot;,&quot;;[.AC5];&quot;,&quot;;[.AD5];&quot;,&quot;;[.AE5];&quot;,&quot;;[.AF5];&quot;,&quot;;[.AG5];&quot;,&quot;;[.AH5];&quot;,&quot;;[.AI5];&quot;,&quot;;[.AJ5];&quot;,&quot;;[.AK5];&quot;,&quot;;[.AL5];&quot;,&quot;;[.AM5];&quot;,&quot;;[.AN5];&quot;,&quot;;[.AO5];&quot;,&quot;;[.AP5];&quot;,&quot;;[.AQ5];&quot;,&quot;;[.AR5];&quot;,&quot;;[.AS5];&quot;,&quot;;[.AT5];&quot;,&quot;;[.AU5];&quot;,&quot;;[.AV5];&quot;,&quot;;[.AW5];&quot;,&quot;;[.AX5];&quot;,&quot;;[.AY5];&quot;,&quot;;[.AZ5];&quot;,&quot;;[.BA5])" office:value-type="string" office:string-value="ben.stanbury@hmrc.gsi.gov.uk,Adrian Tuff,4,3,4,3,4,4,2,2,1,2,2,1,1,1,1,1,1,1,3,2,1,2,2,3,4,2,2,2,1,2,3,2,3,1,2,3,3,2,3,2,2,4,Image recognition,Deep learning,,,," calcext:value-type="string">
            <text:p>ben.stanbury@hmrc.gsi.gov.uk,Adrian Tuff,4,3,4,3,4,4,2,2,1,2,2,1,1,1,1,1,1,1,3,2,1,2,2,3,4,2,2,2,1,2,3,2,3,1,2,3,3,2,3,2,2,4,Image recognition,Deep learning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boniface.seworde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CONCATENATE([.D6];&quot;,&quot;;[.E6];&quot;,&quot;;[.F6];&quot;,&quot;;[.G6];&quot;,&quot;;[.H6];&quot;,&quot;;[.I6];&quot;,&quot;;[.J6];&quot;,&quot;;[.K6];&quot;,&quot;;[.L6];&quot;,&quot;;[.M6];&quot;,&quot;;[.N6];&quot;,&quot;;[.O6];&quot;,&quot;;[.P6];&quot;,&quot;;[.Q6];&quot;,&quot;;[.R6];&quot;,&quot;;[.S6];&quot;,&quot;;[.T6];&quot;,&quot;;[.U6];&quot;,&quot;;[.V6];&quot;,&quot;;[.W6];&quot;,&quot;;[.X6];&quot;,&quot;;[.Y6];&quot;,&quot;;[.Z6];&quot;,&quot;;[.AA6];&quot;,&quot;;[.AB6];&quot;,&quot;;[.AC6];&quot;,&quot;;[.AD6];&quot;,&quot;;[.AE6];&quot;,&quot;;[.AF6];&quot;,&quot;;[.AG6];&quot;,&quot;;[.AH6];&quot;,&quot;;[.AI6];&quot;,&quot;;[.AJ6];&quot;,&quot;;[.AK6];&quot;,&quot;;[.AL6];&quot;,&quot;;[.AM6];&quot;,&quot;;[.AN6];&quot;,&quot;;[.AO6];&quot;,&quot;;[.AP6];&quot;,&quot;;[.AQ6];&quot;,&quot;;[.AR6];&quot;,&quot;;[.AS6];&quot;,&quot;;[.AT6];&quot;,&quot;;[.AU6];&quot;,&quot;;[.AV6];&quot;,&quot;;[.AW6];&quot;,&quot;;[.AX6];&quot;,&quot;;[.AY6];&quot;,&quot;;[.AZ6];&quot;,&quot;;[.BA6])" office:value-type="string" office:string-value="boniface.seworde@hmrc.gsi.gov.uk,Mark Brewin,2,1,2,3,1,1,1,1,3,4,1,1,1,1,1,1,1,3,2,2,1,3,2,1,2,3,1,2,1,1,2,1,1,1,2,1,1,2,1,2,1,1,,,,,," calcext:value-type="string">
            <text:p>boniface.seworde@hmrc.gsi.gov.uk,Mark Brewin,2,1,2,3,1,1,1,1,3,4,1,1,1,1,1,1,1,3,2,2,1,3,2,1,2,3,1,2,1,1,2,1,1,1,2,1,1,2,1,2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chioma.anaba@hmrc.gsi.gov.uk</text:p>
          </table:table-cell>
          <table:table-cell office:value-type="string" calcext:value-type="string">
            <text:p>Mark Brew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ITIL</text:p>
          </table:table-cell>
          <table:table-cell table:style-name="ce1" office:value-type="string" calcext:value-type="string">
            <text:p>Networking (IT)</text:p>
          </table:table-cell>
          <table:table-cell table:style-name="ce1" office:value-type="string" calcext:value-type="string">
            <text:p>Auditing</text:p>
          </table:table-cell>
          <table:table-cell table:style-name="ce1" office:value-type="string" calcext:value-type="string">
            <text:p>Cooking</text:p>
          </table:table-cell>
          <table:table-cell table:number-columns-repeated="2"/>
          <table:table-cell table:formula="of:=CONCATENATE([.D7];&quot;,&quot;;[.E7];&quot;,&quot;;[.F7];&quot;,&quot;;[.G7];&quot;,&quot;;[.H7];&quot;,&quot;;[.I7];&quot;,&quot;;[.J7];&quot;,&quot;;[.K7];&quot;,&quot;;[.L7];&quot;,&quot;;[.M7];&quot;,&quot;;[.N7];&quot;,&quot;;[.O7];&quot;,&quot;;[.P7];&quot;,&quot;;[.Q7];&quot;,&quot;;[.R7];&quot;,&quot;;[.S7];&quot;,&quot;;[.T7];&quot;,&quot;;[.U7];&quot;,&quot;;[.V7];&quot;,&quot;;[.W7];&quot;,&quot;;[.X7];&quot;,&quot;;[.Y7];&quot;,&quot;;[.Z7];&quot;,&quot;;[.AA7];&quot;,&quot;;[.AB7];&quot;,&quot;;[.AC7];&quot;,&quot;;[.AD7];&quot;,&quot;;[.AE7];&quot;,&quot;;[.AF7];&quot;,&quot;;[.AG7];&quot;,&quot;;[.AH7];&quot;,&quot;;[.AI7];&quot;,&quot;;[.AJ7];&quot;,&quot;;[.AK7];&quot;,&quot;;[.AL7];&quot;,&quot;;[.AM7];&quot;,&quot;;[.AN7];&quot;,&quot;;[.AO7];&quot;,&quot;;[.AP7];&quot;,&quot;;[.AQ7];&quot;,&quot;;[.AR7];&quot;,&quot;;[.AS7];&quot;,&quot;;[.AT7];&quot;,&quot;;[.AU7];&quot;,&quot;;[.AV7];&quot;,&quot;;[.AW7];&quot;,&quot;;[.AX7];&quot;,&quot;;[.AY7];&quot;,&quot;;[.AZ7];&quot;,&quot;;[.BA7])" office:value-type="string" office:string-value="chioma.anaba@hmrc.gsi.gov.uk,Mark Brewin,1,2,1,1,1,1,1,1,1,1,1,1,1,3,1,1,1,1,2,1,1,2,1,1,2,1,1,1,1,1,2,1,1,2,4,4,2,2,1,2,1,1,ITIL,Networking (IT),Auditing,Cooking,," calcext:value-type="string">
            <text:p>chioma.anaba@hmrc.gsi.gov.uk,Mark Brewin,1,2,1,1,1,1,1,1,1,1,1,1,1,3,1,1,1,1,2,1,1,2,1,1,2,1,1,1,1,1,2,1,1,2,4,4,2,2,1,2,1,1,ITIL,Networking (IT),Auditing,Cooking,,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chris.penn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table:formula="of:=CONCATENATE([.D8];&quot;,&quot;;[.E8];&quot;,&quot;;[.F8];&quot;,&quot;;[.G8];&quot;,&quot;;[.H8];&quot;,&quot;;[.I8];&quot;,&quot;;[.J8];&quot;,&quot;;[.K8];&quot;,&quot;;[.L8];&quot;,&quot;;[.M8];&quot;,&quot;;[.N8];&quot;,&quot;;[.O8];&quot;,&quot;;[.P8];&quot;,&quot;;[.Q8];&quot;,&quot;;[.R8];&quot;,&quot;;[.S8];&quot;,&quot;;[.T8];&quot;,&quot;;[.U8];&quot;,&quot;;[.V8];&quot;,&quot;;[.W8];&quot;,&quot;;[.X8];&quot;,&quot;;[.Y8];&quot;,&quot;;[.Z8];&quot;,&quot;;[.AA8];&quot;,&quot;;[.AB8];&quot;,&quot;;[.AC8];&quot;,&quot;;[.AD8];&quot;,&quot;;[.AE8];&quot;,&quot;;[.AF8];&quot;,&quot;;[.AG8];&quot;,&quot;;[.AH8];&quot;,&quot;;[.AI8];&quot;,&quot;;[.AJ8];&quot;,&quot;;[.AK8];&quot;,&quot;;[.AL8];&quot;,&quot;;[.AM8];&quot;,&quot;;[.AN8];&quot;,&quot;;[.AO8];&quot;,&quot;;[.AP8];&quot;,&quot;;[.AQ8];&quot;,&quot;;[.AR8];&quot;,&quot;;[.AS8];&quot;,&quot;;[.AT8];&quot;,&quot;;[.AU8];&quot;,&quot;;[.AV8];&quot;,&quot;;[.AW8];&quot;,&quot;;[.AX8];&quot;,&quot;;[.AY8];&quot;,&quot;;[.AZ8];&quot;,&quot;;[.BA8])" office:value-type="string" office:string-value="chris.penn@hmrc.gsi.gov.uk,Adrian Tuff,2,3,2,1,1,2,1,2,1,1,2,1,4,2,3,1,1,4,4,1,1,2,2,2,2,2,1,3,1,1,2,1,2,2,2,1,3,3,2,1,2,2,,,,,," calcext:value-type="string">
            <text:p>chris.penn@hmrc.gsi.gov.uk,Adrian Tuff,2,3,2,1,1,2,1,2,1,1,2,1,4,2,3,1,1,4,4,1,1,2,2,2,2,2,1,3,1,1,2,1,2,2,2,1,3,3,2,1,2,2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claire.potter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Diversity and equality</text:p>
          </table:table-cell>
          <table:table-cell table:style-name="ce1" office:value-type="string" calcext:value-type="string">
            <text:p>team building and behaviour</text:p>
          </table:table-cell>
          <table:table-cell/>
          <table:table-cell table:formula="of:=CONCATENATE([.D9];&quot;,&quot;;[.E9];&quot;,&quot;;[.F9];&quot;,&quot;;[.G9];&quot;,&quot;;[.H9];&quot;,&quot;;[.I9];&quot;,&quot;;[.J9];&quot;,&quot;;[.K9];&quot;,&quot;;[.L9];&quot;,&quot;;[.M9];&quot;,&quot;;[.N9];&quot;,&quot;;[.O9];&quot;,&quot;;[.P9];&quot;,&quot;;[.Q9];&quot;,&quot;;[.R9];&quot;,&quot;;[.S9];&quot;,&quot;;[.T9];&quot;,&quot;;[.U9];&quot;,&quot;;[.V9];&quot;,&quot;;[.W9];&quot;,&quot;;[.X9];&quot;,&quot;;[.Y9];&quot;,&quot;;[.Z9];&quot;,&quot;;[.AA9];&quot;,&quot;;[.AB9];&quot;,&quot;;[.AC9];&quot;,&quot;;[.AD9];&quot;,&quot;;[.AE9];&quot;,&quot;;[.AF9];&quot;,&quot;;[.AG9];&quot;,&quot;;[.AH9];&quot;,&quot;;[.AI9];&quot;,&quot;;[.AJ9];&quot;,&quot;;[.AK9];&quot;,&quot;;[.AL9];&quot;,&quot;;[.AM9];&quot;,&quot;;[.AN9];&quot;,&quot;;[.AO9];&quot;,&quot;;[.AP9];&quot;,&quot;;[.AQ9];&quot;,&quot;;[.AR9];&quot;,&quot;;[.AS9];&quot;,&quot;;[.AT9];&quot;,&quot;;[.AU9];&quot;,&quot;;[.AV9];&quot;,&quot;;[.AW9];&quot;,&quot;;[.AX9];&quot;,&quot;;[.AY9];&quot;,&quot;;[.AZ9];&quot;,&quot;;[.BA9])" office:value-type="string" office:string-value="claire.potter@hmrc.gsi.gov.uk,John Lord,3,3,2,4,4,3,1,4,1,1,2,1,2,1,1,2,2,1,3,1,1,4,3,2,3,3,2,3,1,1,3,2,3,1,1,1,3,3,2,2,1,3,,,,Diversity and equality,team building and behaviour," calcext:value-type="string">
            <text:p>claire.potter@hmrc.gsi.gov.uk,John Lord,3,3,2,4,4,3,1,4,1,1,2,1,2,1,1,2,2,1,3,1,1,4,3,2,3,3,2,3,1,1,3,2,3,1,1,1,3,3,2,2,1,3,,,,Diversity and equality,team building and behaviour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conor.asher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CONCATENATE([.D10];&quot;,&quot;;[.E10];&quot;,&quot;;[.F10];&quot;,&quot;;[.G10];&quot;,&quot;;[.H10];&quot;,&quot;;[.I10];&quot;,&quot;;[.J10];&quot;,&quot;;[.K10];&quot;,&quot;;[.L10];&quot;,&quot;;[.M10];&quot;,&quot;;[.N10];&quot;,&quot;;[.O10];&quot;,&quot;;[.P10];&quot;,&quot;;[.Q10];&quot;,&quot;;[.R10];&quot;,&quot;;[.S10];&quot;,&quot;;[.T10];&quot;,&quot;;[.U10];&quot;,&quot;;[.V10];&quot;,&quot;;[.W10];&quot;,&quot;;[.X10];&quot;,&quot;;[.Y10];&quot;,&quot;;[.Z10];&quot;,&quot;;[.AA10];&quot;,&quot;;[.AB10];&quot;,&quot;;[.AC10];&quot;,&quot;;[.AD10];&quot;,&quot;;[.AE10];&quot;,&quot;;[.AF10];&quot;,&quot;;[.AG10];&quot;,&quot;;[.AH10];&quot;,&quot;;[.AI10];&quot;,&quot;;[.AJ10];&quot;,&quot;;[.AK10];&quot;,&quot;;[.AL10];&quot;,&quot;;[.AM10];&quot;,&quot;;[.AN10];&quot;,&quot;;[.AO10];&quot;,&quot;;[.AP10];&quot;,&quot;;[.AQ10];&quot;,&quot;;[.AR10];&quot;,&quot;;[.AS10];&quot;,&quot;;[.AT10];&quot;,&quot;;[.AU10];&quot;,&quot;;[.AV10];&quot;,&quot;;[.AW10];&quot;,&quot;;[.AX10];&quot;,&quot;;[.AY10];&quot;,&quot;;[.AZ10];&quot;,&quot;;[.BA10])" office:value-type="string" office:string-value="conor.asher@hmrc.gsi.gov.uk,John Lord,2,3,1,1,1,2,1,2,1,1,2,2,1,1,1,1,1,1,2,1,1,1,1,1,2,3,4,1,1,1,2,2,1,1,1,1,2,2,1,2,2,3,,,,,," calcext:value-type="string">
            <text:p>conor.asher@hmrc.gsi.gov.uk,John Lord,2,3,1,1,1,2,1,2,1,1,2,2,1,1,1,1,1,1,2,1,1,1,1,1,2,3,4,1,1,1,2,2,1,1,1,1,2,2,1,2,2,3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edward.zamboni@hmrc.gsi.gov.uk</text:p>
          </table:table-cell>
          <table:table-cell office:value-type="string" calcext:value-type="string">
            <text:p>Edward Zambon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table:style-name="ce1" office:value-type="string" calcext:value-type="string">
            <text:p>Economic data</text:p>
          </table:table-cell>
          <table:table-cell table:style-name="ce1" office:value-type="string" calcext:value-type="string">
            <text:p>Business data</text:p>
          </table:table-cell>
          <table:table-cell table:style-name="ce1" office:value-type="string" calcext:value-type="string">
            <text:p>Financial markets</text:p>
          </table:table-cell>
          <table:table-cell table:number-columns-repeated="3"/>
          <table:table-cell table:formula="of:=CONCATENATE([.D11];&quot;,&quot;;[.E11];&quot;,&quot;;[.F11];&quot;,&quot;;[.G11];&quot;,&quot;;[.H11];&quot;,&quot;;[.I11];&quot;,&quot;;[.J11];&quot;,&quot;;[.K11];&quot;,&quot;;[.L11];&quot;,&quot;;[.M11];&quot;,&quot;;[.N11];&quot;,&quot;;[.O11];&quot;,&quot;;[.P11];&quot;,&quot;;[.Q11];&quot;,&quot;;[.R11];&quot;,&quot;;[.S11];&quot;,&quot;;[.T11];&quot;,&quot;;[.U11];&quot;,&quot;;[.V11];&quot;,&quot;;[.W11];&quot;,&quot;;[.X11];&quot;,&quot;;[.Y11];&quot;,&quot;;[.Z11];&quot;,&quot;;[.AA11];&quot;,&quot;;[.AB11];&quot;,&quot;;[.AC11];&quot;,&quot;;[.AD11];&quot;,&quot;;[.AE11];&quot;,&quot;;[.AF11];&quot;,&quot;;[.AG11];&quot;,&quot;;[.AH11];&quot;,&quot;;[.AI11];&quot;,&quot;;[.AJ11];&quot;,&quot;;[.AK11];&quot;,&quot;;[.AL11];&quot;,&quot;;[.AM11];&quot;,&quot;;[.AN11];&quot;,&quot;;[.AO11];&quot;,&quot;;[.AP11];&quot;,&quot;;[.AQ11];&quot;,&quot;;[.AR11];&quot;,&quot;;[.AS11];&quot;,&quot;;[.AT11];&quot;,&quot;;[.AU11];&quot;,&quot;;[.AV11];&quot;,&quot;;[.AW11];&quot;,&quot;;[.AX11];&quot;,&quot;;[.AY11];&quot;,&quot;;[.AZ11];&quot;,&quot;;[.BA11])" office:value-type="string" office:string-value="edward.zamboni@hmrc.gsi.gov.uk,Edward Zamboni,2,1,2,1,1,1,1,1,2,3,1,1,1,4,2,1,1,1,2,4,2,2,2,1,2,1,1,4,2,1,1,1,1,1,1,1,1,1,1,1,1,1,Economic data,Business data,Financial markets,,," calcext:value-type="string">
            <text:p>edward.zamboni@hmrc.gsi.gov.uk,Edward Zamboni,2,1,2,1,1,1,1,1,2,3,1,1,1,4,2,1,1,1,2,4,2,2,2,1,2,1,1,4,2,1,1,1,1,1,1,1,1,1,1,1,1,1,Economic data,Business data,Financial markets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eleni.vakouftsi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CONCATENATE([.D12];&quot;,&quot;;[.E12];&quot;,&quot;;[.F12];&quot;,&quot;;[.G12];&quot;,&quot;;[.H12];&quot;,&quot;;[.I12];&quot;,&quot;;[.J12];&quot;,&quot;;[.K12];&quot;,&quot;;[.L12];&quot;,&quot;;[.M12];&quot;,&quot;;[.N12];&quot;,&quot;;[.O12];&quot;,&quot;;[.P12];&quot;,&quot;;[.Q12];&quot;,&quot;;[.R12];&quot;,&quot;;[.S12];&quot;,&quot;;[.T12];&quot;,&quot;;[.U12];&quot;,&quot;;[.V12];&quot;,&quot;;[.W12];&quot;,&quot;;[.X12];&quot;,&quot;;[.Y12];&quot;,&quot;;[.Z12];&quot;,&quot;;[.AA12];&quot;,&quot;;[.AB12];&quot;,&quot;;[.AC12];&quot;,&quot;;[.AD12];&quot;,&quot;;[.AE12];&quot;,&quot;;[.AF12];&quot;,&quot;;[.AG12];&quot;,&quot;;[.AH12];&quot;,&quot;;[.AI12];&quot;,&quot;;[.AJ12];&quot;,&quot;;[.AK12];&quot;,&quot;;[.AL12];&quot;,&quot;;[.AM12];&quot;,&quot;;[.AN12];&quot;,&quot;;[.AO12];&quot;,&quot;;[.AP12];&quot;,&quot;;[.AQ12];&quot;,&quot;;[.AR12];&quot;,&quot;;[.AS12];&quot;,&quot;;[.AT12];&quot;,&quot;;[.AU12];&quot;,&quot;;[.AV12];&quot;,&quot;;[.AW12];&quot;,&quot;;[.AX12];&quot;,&quot;;[.AY12];&quot;,&quot;;[.AZ12];&quot;,&quot;;[.BA12])" office:value-type="string" office:string-value="eleni.vakouftsi@hmrc.gsi.gov.uk,John Lord,2,3,4,3,1,1,1,3,1,1,1,2,1,1,1,1,1,1,3,1,1,1,2,2,2,2,1,3,1,2,2,1,1,1,1,1,3,2,1,1,1,1,,,,,," calcext:value-type="string">
            <text:p>eleni.vakouftsi@hmrc.gsi.gov.uk,John Lord,2,3,4,3,1,1,1,3,1,1,1,2,1,1,1,1,1,1,3,1,1,1,2,2,2,2,1,3,1,2,2,1,1,1,1,1,3,2,1,1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faisal.sami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mathematics</text:p>
          </table:table-cell>
          <table:table-cell/>
          <table:table-cell table:style-name="ce1" office:value-type="string" calcext:value-type="string">
            <text:p>video game skillz</text:p>
          </table:table-cell>
          <table:table-cell table:number-columns-repeated="2"/>
          <table:table-cell table:formula="of:=CONCATENATE([.D13];&quot;,&quot;;[.E13];&quot;,&quot;;[.F13];&quot;,&quot;;[.G13];&quot;,&quot;;[.H13];&quot;,&quot;;[.I13];&quot;,&quot;;[.J13];&quot;,&quot;;[.K13];&quot;,&quot;;[.L13];&quot;,&quot;;[.M13];&quot;,&quot;;[.N13];&quot;,&quot;;[.O13];&quot;,&quot;;[.P13];&quot;,&quot;;[.Q13];&quot;,&quot;;[.R13];&quot;,&quot;;[.S13];&quot;,&quot;;[.T13];&quot;,&quot;;[.U13];&quot;,&quot;;[.V13];&quot;,&quot;;[.W13];&quot;,&quot;;[.X13];&quot;,&quot;;[.Y13];&quot;,&quot;;[.Z13];&quot;,&quot;;[.AA13];&quot;,&quot;;[.AB13];&quot;,&quot;;[.AC13];&quot;,&quot;;[.AD13];&quot;,&quot;;[.AE13];&quot;,&quot;;[.AF13];&quot;,&quot;;[.AG13];&quot;,&quot;;[.AH13];&quot;,&quot;;[.AI13];&quot;,&quot;;[.AJ13];&quot;,&quot;;[.AK13];&quot;,&quot;;[.AL13];&quot;,&quot;;[.AM13];&quot;,&quot;;[.AN13];&quot;,&quot;;[.AO13];&quot;,&quot;;[.AP13];&quot;,&quot;;[.AQ13];&quot;,&quot;;[.AR13];&quot;,&quot;;[.AS13];&quot;,&quot;;[.AT13];&quot;,&quot;;[.AU13];&quot;,&quot;;[.AV13];&quot;,&quot;;[.AW13];&quot;,&quot;;[.AX13];&quot;,&quot;;[.AY13];&quot;,&quot;;[.AZ13];&quot;,&quot;;[.BA13])" office:value-type="string" office:string-value="faisal.samin@hmrc.gsi.gov.uk,Adrian Tuff,3,3,2,1,2,2,1,1,1,1,1,1,1,1,1,1,1,1,2,1,1,1,2,1,2,4,1,2,1,1,2,1,1,1,1,1,3,2,1,2,2,3,teaching,mathematics,,video game skillz,," calcext:value-type="string">
            <text:p>faisal.samin@hmrc.gsi.gov.uk,Adrian Tuff,3,3,2,1,2,2,1,1,1,1,1,1,1,1,1,1,1,1,2,1,1,1,2,1,2,4,1,2,1,1,2,1,1,1,1,1,3,2,1,2,2,3,teaching,mathematics,,video game skillz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gurpreet.chohan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" office:value-type="string" calcext:value-type="string">
            <text:p>Data Architecture</text:p>
          </table:table-cell>
          <table:table-cell table:number-columns-repeated="5"/>
          <table:table-cell table:formula="of:=CONCATENATE([.D14];&quot;,&quot;;[.E14];&quot;,&quot;;[.F14];&quot;,&quot;;[.G14];&quot;,&quot;;[.H14];&quot;,&quot;;[.I14];&quot;,&quot;;[.J14];&quot;,&quot;;[.K14];&quot;,&quot;;[.L14];&quot;,&quot;;[.M14];&quot;,&quot;;[.N14];&quot;,&quot;;[.O14];&quot;,&quot;;[.P14];&quot;,&quot;;[.Q14];&quot;,&quot;;[.R14];&quot;,&quot;;[.S14];&quot;,&quot;;[.T14];&quot;,&quot;;[.U14];&quot;,&quot;;[.V14];&quot;,&quot;;[.W14];&quot;,&quot;;[.X14];&quot;,&quot;;[.Y14];&quot;,&quot;;[.Z14];&quot;,&quot;;[.AA14];&quot;,&quot;;[.AB14];&quot;,&quot;;[.AC14];&quot;,&quot;;[.AD14];&quot;,&quot;;[.AE14];&quot;,&quot;;[.AF14];&quot;,&quot;;[.AG14];&quot;,&quot;;[.AH14];&quot;,&quot;;[.AI14];&quot;,&quot;;[.AJ14];&quot;,&quot;;[.AK14];&quot;,&quot;;[.AL14];&quot;,&quot;;[.AM14];&quot;,&quot;;[.AN14];&quot;,&quot;;[.AO14];&quot;,&quot;;[.AP14];&quot;,&quot;;[.AQ14];&quot;,&quot;;[.AR14];&quot;,&quot;;[.AS14];&quot;,&quot;;[.AT14];&quot;,&quot;;[.AU14];&quot;,&quot;;[.AV14];&quot;,&quot;;[.AW14];&quot;,&quot;;[.AX14];&quot;,&quot;;[.AY14];&quot;,&quot;;[.AZ14];&quot;,&quot;;[.BA14])" office:value-type="string" office:string-value="gurpreet.chohan@hmrc.gsi.gov.uk,Mark Brewin,2,4,3,2,1,2,1,1,1,1,2,1,1,1,1,2,1,2,2,1,1,4,3,3,2,3,3,2,1,1,4,3,3,2,3,2,4,2,3,3,2,2,Data Architecture,,,,," calcext:value-type="string">
            <text:p>gurpreet.chohan@hmrc.gsi.gov.uk,Mark Brewin,2,4,3,2,1,2,1,1,1,1,2,1,1,1,1,2,1,2,2,1,1,4,3,3,2,3,3,2,1,1,4,3,3,2,3,2,4,2,3,3,2,2,Data Architecture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iain.houghton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Business Process Improvement</text:p>
          </table:table-cell>
          <table:table-cell table:style-name="ce1" office:value-type="string" calcext:value-type="string">
            <text:p>Process Process Mapping</text:p>
          </table:table-cell>
          <table:table-cell/>
          <table:table-cell table:style-name="ce1" office:value-type="string" calcext:value-type="string">
            <text:p>Photography</text:p>
          </table:table-cell>
          <table:table-cell table:style-name="ce1" office:value-type="string" calcext:value-type="string">
            <text:p>Web Design</text:p>
          </table:table-cell>
          <table:table-cell table:style-name="ce1" office:value-type="string" calcext:value-type="string">
            <text:p>Snooker</text:p>
          </table:table-cell>
          <table:table-cell table:formula="of:=CONCATENATE([.D15];&quot;,&quot;;[.E15];&quot;,&quot;;[.F15];&quot;,&quot;;[.G15];&quot;,&quot;;[.H15];&quot;,&quot;;[.I15];&quot;,&quot;;[.J15];&quot;,&quot;;[.K15];&quot;,&quot;;[.L15];&quot;,&quot;;[.M15];&quot;,&quot;;[.N15];&quot;,&quot;;[.O15];&quot;,&quot;;[.P15];&quot;,&quot;;[.Q15];&quot;,&quot;;[.R15];&quot;,&quot;;[.S15];&quot;,&quot;;[.T15];&quot;,&quot;;[.U15];&quot;,&quot;;[.V15];&quot;,&quot;;[.W15];&quot;,&quot;;[.X15];&quot;,&quot;;[.Y15];&quot;,&quot;;[.Z15];&quot;,&quot;;[.AA15];&quot;,&quot;;[.AB15];&quot;,&quot;;[.AC15];&quot;,&quot;;[.AD15];&quot;,&quot;;[.AE15];&quot;,&quot;;[.AF15];&quot;,&quot;;[.AG15];&quot;,&quot;;[.AH15];&quot;,&quot;;[.AI15];&quot;,&quot;;[.AJ15];&quot;,&quot;;[.AK15];&quot;,&quot;;[.AL15];&quot;,&quot;;[.AM15];&quot;,&quot;;[.AN15];&quot;,&quot;;[.AO15];&quot;,&quot;;[.AP15];&quot;,&quot;;[.AQ15];&quot;,&quot;;[.AR15];&quot;,&quot;;[.AS15];&quot;,&quot;;[.AT15];&quot;,&quot;;[.AU15];&quot;,&quot;;[.AV15];&quot;,&quot;;[.AW15];&quot;,&quot;;[.AX15];&quot;,&quot;;[.AY15];&quot;,&quot;;[.AZ15];&quot;,&quot;;[.BA15])" office:value-type="string" office:string-value="iain.houghton@hmrc.gsi.gov.uk,John Lord,2,3,2,3,1,1,1,3,1,1,1,1,2,1,1,1,1,1,2,1,1,1,1,1,2,2,1,1,2,4,2,1,1,1,1,1,3,3,1,1,1,1,Business Process Improvement,Process Process Mapping,,Photography,Web Design,Snooker" calcext:value-type="string">
            <text:p>iain.houghton@hmrc.gsi.gov.uk,John Lord,2,3,2,3,1,1,1,3,1,1,1,1,2,1,1,1,1,1,2,1,1,1,1,1,2,2,1,1,2,4,2,1,1,1,1,1,3,3,1,1,1,1,Business Process Improvement,Process Process Mapping,,Photography,Web Design,Snooker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ian.lorimer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tatistics</text:p>
          </table:table-cell>
          <table:table-cell table:style-name="ce1" office:value-type="string" calcext:value-type="string">
            <text:p>Team working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Dancing</text:p>
          </table:table-cell>
          <table:table-cell table:style-name="ce1" office:value-type="string" calcext:value-type="string">
            <text:p>Parkour</text:p>
          </table:table-cell>
          <table:table-cell table:style-name="ce1" office:value-type="string" calcext:value-type="string">
            <text:p>Empathy</text:p>
          </table:table-cell>
          <table:table-cell table:formula="of:=CONCATENATE([.D16];&quot;,&quot;;[.E16];&quot;,&quot;;[.F16];&quot;,&quot;;[.G16];&quot;,&quot;;[.H16];&quot;,&quot;;[.I16];&quot;,&quot;;[.J16];&quot;,&quot;;[.K16];&quot;,&quot;;[.L16];&quot;,&quot;;[.M16];&quot;,&quot;;[.N16];&quot;,&quot;;[.O16];&quot;,&quot;;[.P16];&quot;,&quot;;[.Q16];&quot;,&quot;;[.R16];&quot;,&quot;;[.S16];&quot;,&quot;;[.T16];&quot;,&quot;;[.U16];&quot;,&quot;;[.V16];&quot;,&quot;;[.W16];&quot;,&quot;;[.X16];&quot;,&quot;;[.Y16];&quot;,&quot;;[.Z16];&quot;,&quot;;[.AA16];&quot;,&quot;;[.AB16];&quot;,&quot;;[.AC16];&quot;,&quot;;[.AD16];&quot;,&quot;;[.AE16];&quot;,&quot;;[.AF16];&quot;,&quot;;[.AG16];&quot;,&quot;;[.AH16];&quot;,&quot;;[.AI16];&quot;,&quot;;[.AJ16];&quot;,&quot;;[.AK16];&quot;,&quot;;[.AL16];&quot;,&quot;;[.AM16];&quot;,&quot;;[.AN16];&quot;,&quot;;[.AO16];&quot;,&quot;;[.AP16];&quot;,&quot;;[.AQ16];&quot;,&quot;;[.AR16];&quot;,&quot;;[.AS16];&quot;,&quot;;[.AT16];&quot;,&quot;;[.AU16];&quot;,&quot;;[.AV16];&quot;,&quot;;[.AW16];&quot;,&quot;;[.AX16];&quot;,&quot;;[.AY16];&quot;,&quot;;[.AZ16];&quot;,&quot;;[.BA16])" office:value-type="string" office:string-value="ian.lorimer@hmrc.gsi.gov.uk,John Lord,4,4,2,4,2,2,1,2,1,2,1,2,1,1,1,1,1,1,2,1,1,1,1,1,2,2,1,1,1,2,3,2,2,1,1,1,4,3,2,2,1,3,Statistics,Team working,Organisation,Dancing,Parkour,Empathy" calcext:value-type="string">
            <text:p>ian.lorimer@hmrc.gsi.gov.uk,John Lord,4,4,2,4,2,2,1,2,1,2,1,2,1,1,1,1,1,1,2,1,1,1,1,1,2,2,1,1,1,2,3,2,2,1,1,1,4,3,2,2,1,3,Statistics,Team working,Organisation,Dancing,Parkour,Empathy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ian.parfitt@hmrc.gsi.gov.uk</text:p>
          </table:table-cell>
          <table:table-cell office:value-type="string" calcext:value-type="string">
            <text:p>Mark Brewin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" office:value-type="string" calcext:value-type="string">
            <text:p>IT support</text:p>
          </table:table-cell>
          <table:table-cell table:style-name="ce1" office:value-type="string" calcext:value-type="string">
            <text:p>Roll out of IT projects</text:p>
          </table:table-cell>
          <table:table-cell table:style-name="ce1" office:value-type="string" calcext:value-type="string">
            <text:p>Publishing on GOV.UK and Data.gov.uk</text:p>
          </table:table-cell>
          <table:table-cell table:number-columns-repeated="3"/>
          <table:table-cell table:formula="of:=CONCATENATE([.D17];&quot;,&quot;;[.E17];&quot;,&quot;;[.F17];&quot;,&quot;;[.G17];&quot;,&quot;;[.H17];&quot;,&quot;;[.I17];&quot;,&quot;;[.J17];&quot;,&quot;;[.K17];&quot;,&quot;;[.L17];&quot;,&quot;;[.M17];&quot;,&quot;;[.N17];&quot;,&quot;;[.O17];&quot;,&quot;;[.P17];&quot;,&quot;;[.Q17];&quot;,&quot;;[.R17];&quot;,&quot;;[.S17];&quot;,&quot;;[.T17];&quot;,&quot;;[.U17];&quot;,&quot;;[.V17];&quot;,&quot;;[.W17];&quot;,&quot;;[.X17];&quot;,&quot;;[.Y17];&quot;,&quot;;[.Z17];&quot;,&quot;;[.AA17];&quot;,&quot;;[.AB17];&quot;,&quot;;[.AC17];&quot;,&quot;;[.AD17];&quot;,&quot;;[.AE17];&quot;,&quot;;[.AF17];&quot;,&quot;;[.AG17];&quot;,&quot;;[.AH17];&quot;,&quot;;[.AI17];&quot;,&quot;;[.AJ17];&quot;,&quot;;[.AK17];&quot;,&quot;;[.AL17];&quot;,&quot;;[.AM17];&quot;,&quot;;[.AN17];&quot;,&quot;;[.AO17];&quot;,&quot;;[.AP17];&quot;,&quot;;[.AQ17];&quot;,&quot;;[.AR17];&quot;,&quot;;[.AS17];&quot;,&quot;;[.AT17];&quot;,&quot;;[.AU17];&quot;,&quot;;[.AV17];&quot;,&quot;;[.AW17];&quot;,&quot;;[.AX17];&quot;,&quot;;[.AY17];&quot;,&quot;;[.AZ17];&quot;,&quot;;[.BA17])" office:value-type="string" office:string-value="ian.parfitt@hmrc.gsi.gov.uk,Mark Brewin,1,1,1,1,1,1,1,1,1,1,1,1,1,1,1,1,1,1,3,1,1,1,3,1,2,1,1,1,1,1,1,1,1,1,4,4,1,1,1,1,1,1,IT support,Roll out of IT projects,Publishing on GOV.UK and Data.gov.uk,,," calcext:value-type="string">
            <text:p>ian.parfitt@hmrc.gsi.gov.uk,Mark Brewin,1,1,1,1,1,1,1,1,1,1,1,1,1,1,1,1,1,1,3,1,1,1,3,1,2,1,1,1,1,1,1,1,1,1,4,4,1,1,1,1,1,1,IT support,Roll out of IT projects,Publishing on GOV.UK and Data.gov.uk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james.dainty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Worldwide VAT/GST compliance</text:p>
          </table:table-cell>
          <table:table-cell table:style-name="ce1" office:value-type="string" calcext:value-type="string">
            <text:p>GDPR compliance</text:p>
          </table:table-cell>
          <table:table-cell/>
          <table:table-cell table:style-name="ce1" office:value-type="string" calcext:value-type="string">
            <text:p>Birthday card message writing</text:p>
          </table:table-cell>
          <table:table-cell table:style-name="ce1" office:value-type="string" calcext:value-type="string">
            <text:p>London cycling survival skills</text:p>
          </table:table-cell>
          <table:table-cell table:style-name="ce1" office:value-type="string" calcext:value-type="string">
            <text:p>Collaging</text:p>
          </table:table-cell>
          <table:table-cell table:formula="of:=CONCATENATE([.D18];&quot;,&quot;;[.E18];&quot;,&quot;;[.F18];&quot;,&quot;;[.G18];&quot;,&quot;;[.H18];&quot;,&quot;;[.I18];&quot;,&quot;;[.J18];&quot;,&quot;;[.K18];&quot;,&quot;;[.L18];&quot;,&quot;;[.M18];&quot;,&quot;;[.N18];&quot;,&quot;;[.O18];&quot;,&quot;;[.P18];&quot;,&quot;;[.Q18];&quot;,&quot;;[.R18];&quot;,&quot;;[.S18];&quot;,&quot;;[.T18];&quot;,&quot;;[.U18];&quot;,&quot;;[.V18];&quot;,&quot;;[.W18];&quot;,&quot;;[.X18];&quot;,&quot;;[.Y18];&quot;,&quot;;[.Z18];&quot;,&quot;;[.AA18];&quot;,&quot;;[.AB18];&quot;,&quot;;[.AC18];&quot;,&quot;;[.AD18];&quot;,&quot;;[.AE18];&quot;,&quot;;[.AF18];&quot;,&quot;;[.AG18];&quot;,&quot;;[.AH18];&quot;,&quot;;[.AI18];&quot;,&quot;;[.AJ18];&quot;,&quot;;[.AK18];&quot;,&quot;;[.AL18];&quot;,&quot;;[.AM18];&quot;,&quot;;[.AN18];&quot;,&quot;;[.AO18];&quot;,&quot;;[.AP18];&quot;,&quot;;[.AQ18];&quot;,&quot;;[.AR18];&quot;,&quot;;[.AS18];&quot;,&quot;;[.AT18];&quot;,&quot;;[.AU18];&quot;,&quot;;[.AV18];&quot;,&quot;;[.AW18];&quot;,&quot;;[.AX18];&quot;,&quot;;[.AY18];&quot;,&quot;;[.AZ18];&quot;,&quot;;[.BA18])" office:value-type="string" office:string-value="james.dainty@hmrc.gsi.gov.uk,Mark Brewin,2,1,2,1,1,1,2,2,1,1,1,2,2,1,2,1,1,1,2,1,1,1,1,1,2,2,1,2,1,1,1,1,1,1,1,1,1,2,1,1,1,1,Worldwide VAT/GST compliance,GDPR compliance,,Birthday card message writing,London cycling survival skills,Collaging" calcext:value-type="string">
            <text:p>james.dainty@hmrc.gsi.gov.uk,Mark Brewin,2,1,2,1,1,1,2,2,1,1,1,2,2,1,2,1,1,1,2,1,1,1,1,1,2,2,1,2,1,1,1,1,1,1,1,1,1,2,1,1,1,1,Worldwide VAT/GST compliance,GDPR compliance,,Birthday card message writing,London cycling survival skills,Collaging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john.lord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Wider knowledge of HMRC</text:p>
          </table:table-cell>
          <table:table-cell table:style-name="ce1" office:value-type="string" calcext:value-type="string">
            <text:p>Large Business</text:p>
          </table:table-cell>
          <table:table-cell table:style-name="ce1" office:value-type="string" calcext:value-type="string">
            <text:p>Cross-government OR links</text:p>
          </table:table-cell>
          <table:table-cell table:style-name="ce1" office:value-type="string" calcext:value-type="string">
            <text:p>Swimming</text:p>
          </table:table-cell>
          <table:table-cell table:number-columns-repeated="2"/>
          <table:table-cell table:formula="of:=CONCATENATE([.D19];&quot;,&quot;;[.E19];&quot;,&quot;;[.F19];&quot;,&quot;;[.G19];&quot;,&quot;;[.H19];&quot;,&quot;;[.I19];&quot;,&quot;;[.J19];&quot;,&quot;;[.K19];&quot;,&quot;;[.L19];&quot;,&quot;;[.M19];&quot;,&quot;;[.N19];&quot;,&quot;;[.O19];&quot;,&quot;;[.P19];&quot;,&quot;;[.Q19];&quot;,&quot;;[.R19];&quot;,&quot;;[.S19];&quot;,&quot;;[.T19];&quot;,&quot;;[.U19];&quot;,&quot;;[.V19];&quot;,&quot;;[.W19];&quot;,&quot;;[.X19];&quot;,&quot;;[.Y19];&quot;,&quot;;[.Z19];&quot;,&quot;;[.AA19];&quot;,&quot;;[.AB19];&quot;,&quot;;[.AC19];&quot;,&quot;;[.AD19];&quot;,&quot;;[.AE19];&quot;,&quot;;[.AF19];&quot;,&quot;;[.AG19];&quot;,&quot;;[.AH19];&quot;,&quot;;[.AI19];&quot;,&quot;;[.AJ19];&quot;,&quot;;[.AK19];&quot;,&quot;;[.AL19];&quot;,&quot;;[.AM19];&quot;,&quot;;[.AN19];&quot;,&quot;;[.AO19];&quot;,&quot;;[.AP19];&quot;,&quot;;[.AQ19];&quot;,&quot;;[.AR19];&quot;,&quot;;[.AS19];&quot;,&quot;;[.AT19];&quot;,&quot;;[.AU19];&quot;,&quot;;[.AV19];&quot;,&quot;;[.AW19];&quot;,&quot;;[.AX19];&quot;,&quot;;[.AY19];&quot;,&quot;;[.AZ19];&quot;,&quot;;[.BA19])" office:value-type="string" office:string-value="john.lord@hmrc.gsi.gov.uk,John Lord,4,3,3,4,3,2,1,4,3,2,2,1,3,1,1,1,1,3,4,1,1,2,3,2,3,2,2,4,3,2,3,2,3,1,1,1,4,4,2,2,1,3,Wider knowledge of HMRC,Large Business,Cross-government OR links,Swimming,," calcext:value-type="string">
            <text:p>john.lord@hmrc.gsi.gov.uk,John Lord,4,3,3,4,3,2,1,4,3,2,2,1,3,1,1,1,1,3,4,1,1,2,3,2,3,2,2,4,3,2,3,2,3,1,1,1,4,4,2,2,1,3,Wider knowledge of HMRC,Large Business,Cross-government OR links,Swimming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jonathan.kaye@hmrc.gsi.gov.uk</text:p>
          </table:table-cell>
          <table:table-cell office:value-type="string" calcext:value-type="string">
            <text:p>Mark Brew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" office:value-type="string" calcext:value-type="string">
            <text:p>Budget/resource management</text:p>
          </table:table-cell>
          <table:table-cell table:style-name="ce1" office:value-type="string" calcext:value-type="string">
            <text:p>Web developer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Pedantry</text:p>
          </table:table-cell>
          <table:table-cell table:style-name="ce1" office:value-type="string" calcext:value-type="string">
            <text:p>Correct use of the apostrophe</text:p>
          </table:table-cell>
          <table:table-cell table:style-name="ce1" office:value-type="string" calcext:value-type="string">
            <text:p>video game skillz</text:p>
          </table:table-cell>
          <table:table-cell table:formula="of:=CONCATENATE([.D20];&quot;,&quot;;[.E20];&quot;,&quot;;[.F20];&quot;,&quot;;[.G20];&quot;,&quot;;[.H20];&quot;,&quot;;[.I20];&quot;,&quot;;[.J20];&quot;,&quot;;[.K20];&quot;,&quot;;[.L20];&quot;,&quot;;[.M20];&quot;,&quot;;[.N20];&quot;,&quot;;[.O20];&quot;,&quot;;[.P20];&quot;,&quot;;[.Q20];&quot;,&quot;;[.R20];&quot;,&quot;;[.S20];&quot;,&quot;;[.T20];&quot;,&quot;;[.U20];&quot;,&quot;;[.V20];&quot;,&quot;;[.W20];&quot;,&quot;;[.X20];&quot;,&quot;;[.Y20];&quot;,&quot;;[.Z20];&quot;,&quot;;[.AA20];&quot;,&quot;;[.AB20];&quot;,&quot;;[.AC20];&quot;,&quot;;[.AD20];&quot;,&quot;;[.AE20];&quot;,&quot;;[.AF20];&quot;,&quot;;[.AG20];&quot;,&quot;;[.AH20];&quot;,&quot;;[.AI20];&quot;,&quot;;[.AJ20];&quot;,&quot;;[.AK20];&quot;,&quot;;[.AL20];&quot;,&quot;;[.AM20];&quot;,&quot;;[.AN20];&quot;,&quot;;[.AO20];&quot;,&quot;;[.AP20];&quot;,&quot;;[.AQ20];&quot;,&quot;;[.AR20];&quot;,&quot;;[.AS20];&quot;,&quot;;[.AT20];&quot;,&quot;;[.AU20];&quot;,&quot;;[.AV20];&quot;,&quot;;[.AW20];&quot;,&quot;;[.AX20];&quot;,&quot;;[.AY20];&quot;,&quot;;[.AZ20];&quot;,&quot;;[.BA20])" office:value-type="string" office:string-value="jonathan.kaye@hmrc.gsi.gov.uk,Mark Brewin,1,1,2,1,1,2,1,2,1,1,1,1,1,1,2,1,2,1,2,1,1,2,2,1,3,1,1,4,4,2,3,1,1,2,3,3,1,2,1,1,1,1,Budget/resource management,Web developer,Technology,Pedantry,Correct use of the apostrophe,video game skillz" calcext:value-type="string">
            <text:p>jonathan.kaye@hmrc.gsi.gov.uk,Mark Brewin,1,1,2,1,1,2,1,2,1,1,1,1,1,1,2,1,2,1,2,1,1,2,2,1,3,1,1,4,4,2,3,1,1,2,3,3,1,2,1,1,1,1,Budget/resource management,Web developer,Technology,Pedantry,Correct use of the apostrophe,video game skillz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joseph.fallo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table:formula="of:=CONCATENATE([.D21];&quot;,&quot;;[.E21];&quot;,&quot;;[.F21];&quot;,&quot;;[.G21];&quot;,&quot;;[.H21];&quot;,&quot;;[.I21];&quot;,&quot;;[.J21];&quot;,&quot;;[.K21];&quot;,&quot;;[.L21];&quot;,&quot;;[.M21];&quot;,&quot;;[.N21];&quot;,&quot;;[.O21];&quot;,&quot;;[.P21];&quot;,&quot;;[.Q21];&quot;,&quot;;[.R21];&quot;,&quot;;[.S21];&quot;,&quot;;[.T21];&quot;,&quot;;[.U21];&quot;,&quot;;[.V21];&quot;,&quot;;[.W21];&quot;,&quot;;[.X21];&quot;,&quot;;[.Y21];&quot;,&quot;;[.Z21];&quot;,&quot;;[.AA21];&quot;,&quot;;[.AB21];&quot;,&quot;;[.AC21];&quot;,&quot;;[.AD21];&quot;,&quot;;[.AE21];&quot;,&quot;;[.AF21];&quot;,&quot;;[.AG21];&quot;,&quot;;[.AH21];&quot;,&quot;;[.AI21];&quot;,&quot;;[.AJ21];&quot;,&quot;;[.AK21];&quot;,&quot;;[.AL21];&quot;,&quot;;[.AM21];&quot;,&quot;;[.AN21];&quot;,&quot;;[.AO21];&quot;,&quot;;[.AP21];&quot;,&quot;;[.AQ21];&quot;,&quot;;[.AR21];&quot;,&quot;;[.AS21];&quot;,&quot;;[.AT21];&quot;,&quot;;[.AU21];&quot;,&quot;;[.AV21];&quot;,&quot;;[.AW21];&quot;,&quot;;[.AX21];&quot;,&quot;;[.AY21];&quot;,&quot;;[.AZ21];&quot;,&quot;;[.BA21])" office:value-type="string" office:string-value="joseph.fallon@hmrc.gsi.gov.uk,Adrian Tuff,2,2,1,2,3,4,1,4,1,3,2,4,1,1,1,1,1,1,4,1,2,4,2,4,4,3,3,3,1,1,3,2,3,1,1,1,4,2,4,2,4,4,,,,,," calcext:value-type="string">
            <text:p>joseph.fallon@hmrc.gsi.gov.uk,Adrian Tuff,2,2,1,2,3,4,1,4,1,3,2,4,1,1,1,1,1,1,4,1,2,4,2,4,4,3,3,3,1,1,3,2,3,1,1,1,4,2,4,2,4,4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karthik.bose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Photography</text:p>
          </table:table-cell>
          <table:table-cell table:style-name="ce1" office:value-type="string" calcext:value-type="string">
            <text:p>Cooking</text:p>
          </table:table-cell>
          <table:table-cell/>
          <table:table-cell table:formula="of:=CONCATENATE([.D22];&quot;,&quot;;[.E22];&quot;,&quot;;[.F22];&quot;,&quot;;[.G22];&quot;,&quot;;[.H22];&quot;,&quot;;[.I22];&quot;,&quot;;[.J22];&quot;,&quot;;[.K22];&quot;,&quot;;[.L22];&quot;,&quot;;[.M22];&quot;,&quot;;[.N22];&quot;,&quot;;[.O22];&quot;,&quot;;[.P22];&quot;,&quot;;[.Q22];&quot;,&quot;;[.R22];&quot;,&quot;;[.S22];&quot;,&quot;;[.T22];&quot;,&quot;;[.U22];&quot;,&quot;;[.V22];&quot;,&quot;;[.W22];&quot;,&quot;;[.X22];&quot;,&quot;;[.Y22];&quot;,&quot;;[.Z22];&quot;,&quot;;[.AA22];&quot;,&quot;;[.AB22];&quot;,&quot;;[.AC22];&quot;,&quot;;[.AD22];&quot;,&quot;;[.AE22];&quot;,&quot;;[.AF22];&quot;,&quot;;[.AG22];&quot;,&quot;;[.AH22];&quot;,&quot;;[.AI22];&quot;,&quot;;[.AJ22];&quot;,&quot;;[.AK22];&quot;,&quot;;[.AL22];&quot;,&quot;;[.AM22];&quot;,&quot;;[.AN22];&quot;,&quot;;[.AO22];&quot;,&quot;;[.AP22];&quot;,&quot;;[.AQ22];&quot;,&quot;;[.AR22];&quot;,&quot;;[.AS22];&quot;,&quot;;[.AT22];&quot;,&quot;;[.AU22];&quot;,&quot;;[.AV22];&quot;,&quot;;[.AW22];&quot;,&quot;;[.AX22];&quot;,&quot;;[.AY22];&quot;,&quot;;[.AZ22];&quot;,&quot;;[.BA22])" office:value-type="string" office:string-value="karthik.bose@hmrc.gsi.gov.uk,John Lord,2,4,1,1,1,2,2,1,3,1,2,4,1,1,1,1,1,1,2,1,1,2,1,3,2,3,1,3,1,2,3,3,3,1,1,3,4,2,2,4,4,4,,,,Photography,Cooking," calcext:value-type="string">
            <text:p>karthik.bose@hmrc.gsi.gov.uk,John Lord,2,4,1,1,1,2,2,1,3,1,2,4,1,1,1,1,1,1,2,1,1,2,1,3,2,3,1,3,1,2,3,3,3,1,1,3,4,2,2,4,4,4,,,,Photography,Cooking,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kian.raafat@ofsted.gov.uk</text:p>
          </table:table-cell>
          <table:table-cell office:value-type="string" calcext:value-type="string">
            <text:p>Adrian Tuff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formula="of:=CONCATENATE([.D23];&quot;,&quot;;[.E23];&quot;,&quot;;[.F23];&quot;,&quot;;[.G23];&quot;,&quot;;[.H23];&quot;,&quot;;[.I23];&quot;,&quot;;[.J23];&quot;,&quot;;[.K23];&quot;,&quot;;[.L23];&quot;,&quot;;[.M23];&quot;,&quot;;[.N23];&quot;,&quot;;[.O23];&quot;,&quot;;[.P23];&quot;,&quot;;[.Q23];&quot;,&quot;;[.R23];&quot;,&quot;;[.S23];&quot;,&quot;;[.T23];&quot;,&quot;;[.U23];&quot;,&quot;;[.V23];&quot;,&quot;;[.W23];&quot;,&quot;;[.X23];&quot;,&quot;;[.Y23];&quot;,&quot;;[.Z23];&quot;,&quot;;[.AA23];&quot;,&quot;;[.AB23];&quot;,&quot;;[.AC23];&quot;,&quot;;[.AD23];&quot;,&quot;;[.AE23];&quot;,&quot;;[.AF23];&quot;,&quot;;[.AG23];&quot;,&quot;;[.AH23];&quot;,&quot;;[.AI23];&quot;,&quot;;[.AJ23];&quot;,&quot;;[.AK23];&quot;,&quot;;[.AL23];&quot;,&quot;;[.AM23];&quot;,&quot;;[.AN23];&quot;,&quot;;[.AO23];&quot;,&quot;;[.AP23];&quot;,&quot;;[.AQ23];&quot;,&quot;;[.AR23];&quot;,&quot;;[.AS23];&quot;,&quot;;[.AT23];&quot;,&quot;;[.AU23];&quot;,&quot;;[.AV23];&quot;,&quot;;[.AW23];&quot;,&quot;;[.AX23];&quot;,&quot;;[.AY23];&quot;,&quot;;[.AZ23];&quot;,&quot;;[.BA23])" office:value-type="string" office:string-value="kian.raafat@ofsted.gov.uk,Adrian Tuff,3,2,2,2,2,2,1,1,1,2,2,2,1,1,1,1,1,1,1,3,2,2,3,2,3,3,2,3,1,1,2,1,2,2,1,1,3,2,1,2,3,3,,,,,," calcext:value-type="string">
            <text:p>kian.raafat@ofsted.gov.uk,Adrian Tuff,3,2,2,2,2,2,1,1,1,2,2,2,1,1,1,1,1,1,1,3,2,2,3,2,3,3,2,3,1,1,2,1,2,2,1,1,3,2,1,2,3,3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kieran.driscoll@hmrc.gsi.gov.uk</text:p>
          </table:table-cell>
          <table:table-cell office:value-type="string" calcext:value-type="string">
            <text:p>Adrian Tuf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table:formula="of:=CONCATENATE([.D24];&quot;,&quot;;[.E24];&quot;,&quot;;[.F24];&quot;,&quot;;[.G24];&quot;,&quot;;[.H24];&quot;,&quot;;[.I24];&quot;,&quot;;[.J24];&quot;,&quot;;[.K24];&quot;,&quot;;[.L24];&quot;,&quot;;[.M24];&quot;,&quot;;[.N24];&quot;,&quot;;[.O24];&quot;,&quot;;[.P24];&quot;,&quot;;[.Q24];&quot;,&quot;;[.R24];&quot;,&quot;;[.S24];&quot;,&quot;;[.T24];&quot;,&quot;;[.U24];&quot;,&quot;;[.V24];&quot;,&quot;;[.W24];&quot;,&quot;;[.X24];&quot;,&quot;;[.Y24];&quot;,&quot;;[.Z24];&quot;,&quot;;[.AA24];&quot;,&quot;;[.AB24];&quot;,&quot;;[.AC24];&quot;,&quot;;[.AD24];&quot;,&quot;;[.AE24];&quot;,&quot;;[.AF24];&quot;,&quot;;[.AG24];&quot;,&quot;;[.AH24];&quot;,&quot;;[.AI24];&quot;,&quot;;[.AJ24];&quot;,&quot;;[.AK24];&quot;,&quot;;[.AL24];&quot;,&quot;;[.AM24];&quot;,&quot;;[.AN24];&quot;,&quot;;[.AO24];&quot;,&quot;;[.AP24];&quot;,&quot;;[.AQ24];&quot;,&quot;;[.AR24];&quot;,&quot;;[.AS24];&quot;,&quot;;[.AT24];&quot;,&quot;;[.AU24];&quot;,&quot;;[.AV24];&quot;,&quot;;[.AW24];&quot;,&quot;;[.AX24];&quot;,&quot;;[.AY24];&quot;,&quot;;[.AZ24];&quot;,&quot;;[.BA24])" office:value-type="string" office:string-value="kieran.driscoll@hmrc.gsi.gov.uk,Adrian Tuff,4,3,3,2,2,2,1,2,3,3,3,2,1,1,1,1,1,2,2,4,2,1,1,2,3,4,4,4,3,2,2,2,1,1,1,2,4,4,3,2,3,3,,,,,," calcext:value-type="string">
            <text:p>kieran.driscoll@hmrc.gsi.gov.uk,Adrian Tuff,4,3,3,2,2,2,1,2,3,3,3,2,1,1,1,1,1,2,2,4,2,1,1,2,3,4,4,4,3,2,2,2,1,1,1,2,4,4,3,2,3,3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lucy.nicholson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5"/>
          <table:table-cell table:formula="of:=CONCATENATE([.D25];&quot;,&quot;;[.E25];&quot;,&quot;;[.F25];&quot;,&quot;;[.G25];&quot;,&quot;;[.H25];&quot;,&quot;;[.I25];&quot;,&quot;;[.J25];&quot;,&quot;;[.K25];&quot;,&quot;;[.L25];&quot;,&quot;;[.M25];&quot;,&quot;;[.N25];&quot;,&quot;;[.O25];&quot;,&quot;;[.P25];&quot;,&quot;;[.Q25];&quot;,&quot;;[.R25];&quot;,&quot;;[.S25];&quot;,&quot;;[.T25];&quot;,&quot;;[.U25];&quot;,&quot;;[.V25];&quot;,&quot;;[.W25];&quot;,&quot;;[.X25];&quot;,&quot;;[.Y25];&quot;,&quot;;[.Z25];&quot;,&quot;;[.AA25];&quot;,&quot;;[.AB25];&quot;,&quot;;[.AC25];&quot;,&quot;;[.AD25];&quot;,&quot;;[.AE25];&quot;,&quot;;[.AF25];&quot;,&quot;;[.AG25];&quot;,&quot;;[.AH25];&quot;,&quot;;[.AI25];&quot;,&quot;;[.AJ25];&quot;,&quot;;[.AK25];&quot;,&quot;;[.AL25];&quot;,&quot;;[.AM25];&quot;,&quot;;[.AN25];&quot;,&quot;;[.AO25];&quot;,&quot;;[.AP25];&quot;,&quot;;[.AQ25];&quot;,&quot;;[.AR25];&quot;,&quot;;[.AS25];&quot;,&quot;;[.AT25];&quot;,&quot;;[.AU25];&quot;,&quot;;[.AV25];&quot;,&quot;;[.AW25];&quot;,&quot;;[.AX25];&quot;,&quot;;[.AY25];&quot;,&quot;;[.AZ25];&quot;,&quot;;[.BA25])" office:value-type="string" office:string-value="lucy.nicholson@hmrc.gsi.gov.uk,Adrian Tuff,3,3,2,1,1,1,1,1,1,1,1,1,1,1,1,1,1,1,3,2,2,2,2,1,3,3,2,3,2,1,1,1,1,1,1,1,4,4,2,2,1,2,,,,,," calcext:value-type="string">
            <text:p>lucy.nicholson@hmrc.gsi.gov.uk,Adrian Tuff,3,3,2,1,1,1,1,1,1,1,1,1,1,1,1,1,1,1,3,2,2,2,2,1,3,3,2,3,2,1,1,1,1,1,1,1,4,4,2,2,1,2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ark.brewin@hmrc.gsi.gov.uk</text:p>
          </table:table-cell>
          <table:table-cell office:value-type="string" calcext:value-type="string">
            <text:p>Mark Brew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CONCATENATE([.D26];&quot;,&quot;;[.E26];&quot;,&quot;;[.F26];&quot;,&quot;;[.G26];&quot;,&quot;;[.H26];&quot;,&quot;;[.I26];&quot;,&quot;;[.J26];&quot;,&quot;;[.K26];&quot;,&quot;;[.L26];&quot;,&quot;;[.M26];&quot;,&quot;;[.N26];&quot;,&quot;;[.O26];&quot;,&quot;;[.P26];&quot;,&quot;;[.Q26];&quot;,&quot;;[.R26];&quot;,&quot;;[.S26];&quot;,&quot;;[.T26];&quot;,&quot;;[.U26];&quot;,&quot;;[.V26];&quot;,&quot;;[.W26];&quot;,&quot;;[.X26];&quot;,&quot;;[.Y26];&quot;,&quot;;[.Z26];&quot;,&quot;;[.AA26];&quot;,&quot;;[.AB26];&quot;,&quot;;[.AC26];&quot;,&quot;;[.AD26];&quot;,&quot;;[.AE26];&quot;,&quot;;[.AF26];&quot;,&quot;;[.AG26];&quot;,&quot;;[.AH26];&quot;,&quot;;[.AI26];&quot;,&quot;;[.AJ26];&quot;,&quot;;[.AK26];&quot;,&quot;;[.AL26];&quot;,&quot;;[.AM26];&quot;,&quot;;[.AN26];&quot;,&quot;;[.AO26];&quot;,&quot;;[.AP26];&quot;,&quot;;[.AQ26];&quot;,&quot;;[.AR26];&quot;,&quot;;[.AS26];&quot;,&quot;;[.AT26];&quot;,&quot;;[.AU26];&quot;,&quot;;[.AV26];&quot;,&quot;;[.AW26];&quot;,&quot;;[.AX26];&quot;,&quot;;[.AY26];&quot;,&quot;;[.AZ26];&quot;,&quot;;[.BA26])" office:value-type="string" office:string-value="mark.brewin@hmrc.gsi.gov.uk,Mark Brewin,3,3,2,1,1,1,2,2,2,1,2,4,1,1,1,1,1,3,3,2,2,3,2,2,2,2,1,4,3,1,2,2,2,1,4,2,3,3,1,1,1,1,,,,,," calcext:value-type="string">
            <text:p>mark.brewin@hmrc.gsi.gov.uk,Mark Brewin,3,3,2,1,1,1,2,2,2,1,2,4,1,1,1,1,1,3,3,2,2,3,2,2,2,2,1,4,3,1,2,2,2,1,4,2,3,3,1,1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ark.s.wilkinson@hmrc.gsi.gov.uk</text:p>
          </table:table-cell>
          <table:table-cell office:value-type="string" calcext:value-type="string">
            <text:p>Mark Brewi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java developer</text:p>
          </table:table-cell>
          <table:table-cell table:style-name="ce1" office:value-type="string" calcext:value-type="string">
            <text:p>vba development</text:p>
          </table:table-cell>
          <table:table-cell table:style-name="ce1" office:value-type="string" calcext:value-type="string">
            <text:p>C++ development</text:p>
          </table:table-cell>
          <table:table-cell table:number-columns-repeated="3"/>
          <table:table-cell table:formula="of:=CONCATENATE([.D27];&quot;,&quot;;[.E27];&quot;,&quot;;[.F27];&quot;,&quot;;[.G27];&quot;,&quot;;[.H27];&quot;,&quot;;[.I27];&quot;,&quot;;[.J27];&quot;,&quot;;[.K27];&quot;,&quot;;[.L27];&quot;,&quot;;[.M27];&quot;,&quot;;[.N27];&quot;,&quot;;[.O27];&quot;,&quot;;[.P27];&quot;,&quot;;[.Q27];&quot;,&quot;;[.R27];&quot;,&quot;;[.S27];&quot;,&quot;;[.T27];&quot;,&quot;;[.U27];&quot;,&quot;;[.V27];&quot;,&quot;;[.W27];&quot;,&quot;;[.X27];&quot;,&quot;;[.Y27];&quot;,&quot;;[.Z27];&quot;,&quot;;[.AA27];&quot;,&quot;;[.AB27];&quot;,&quot;;[.AC27];&quot;,&quot;;[.AD27];&quot;,&quot;;[.AE27];&quot;,&quot;;[.AF27];&quot;,&quot;;[.AG27];&quot;,&quot;;[.AH27];&quot;,&quot;;[.AI27];&quot;,&quot;;[.AJ27];&quot;,&quot;;[.AK27];&quot;,&quot;;[.AL27];&quot;,&quot;;[.AM27];&quot;,&quot;;[.AN27];&quot;,&quot;;[.AO27];&quot;,&quot;;[.AP27];&quot;,&quot;;[.AQ27];&quot;,&quot;;[.AR27];&quot;,&quot;;[.AS27];&quot;,&quot;;[.AT27];&quot;,&quot;;[.AU27];&quot;,&quot;;[.AV27];&quot;,&quot;;[.AW27];&quot;,&quot;;[.AX27];&quot;,&quot;;[.AY27];&quot;,&quot;;[.AZ27];&quot;,&quot;;[.BA27])" office:value-type="string" office:string-value="mark.s.wilkinson@hmrc.gsi.gov.uk,Mark Brewin,1,1,1,1,1,1,1,1,1,1,1,1,2,1,1,1,1,1,2,1,1,1,1,2,1,1,1,2,1,3,3,3,2,1,2,2,4,1,1,4,4,2,java developer,vba development,C++ development,,," calcext:value-type="string">
            <text:p>mark.s.wilkinson@hmrc.gsi.gov.uk,Mark Brewin,1,1,1,1,1,1,1,1,1,1,1,1,2,1,1,1,1,1,2,1,1,1,1,2,1,1,1,2,1,3,3,3,2,1,2,2,4,1,1,4,4,2,java developer,vba development,C++ development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artin.gallagher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tatistical methods</text:p>
          </table:table-cell>
          <table:table-cell table:style-name="ce1" office:value-type="string" calcext:value-type="string">
            <text:p>Using analytical software</text:p>
          </table:table-cell>
          <table:table-cell table:style-name="ce1" office:value-type="string" calcext:value-type="string">
            <text:p>Reporting analysis</text:p>
          </table:table-cell>
          <table:table-cell table:style-name="ce1" office:value-type="string" calcext:value-type="string">
            <text:p>Good social skills</text:p>
          </table:table-cell>
          <table:table-cell table:style-name="ce1" office:value-type="string" calcext:value-type="string">
            <text:p>Sporting skills</text:p>
          </table:table-cell>
          <table:table-cell table:style-name="ce1" office:value-type="string" calcext:value-type="string">
            <text:p>Communication skills</text:p>
          </table:table-cell>
          <table:table-cell table:formula="of:=CONCATENATE([.D28];&quot;,&quot;;[.E28];&quot;,&quot;;[.F28];&quot;,&quot;;[.G28];&quot;,&quot;;[.H28];&quot;,&quot;;[.I28];&quot;,&quot;;[.J28];&quot;,&quot;;[.K28];&quot;,&quot;;[.L28];&quot;,&quot;;[.M28];&quot;,&quot;;[.N28];&quot;,&quot;;[.O28];&quot;,&quot;;[.P28];&quot;,&quot;;[.Q28];&quot;,&quot;;[.R28];&quot;,&quot;;[.S28];&quot;,&quot;;[.T28];&quot;,&quot;;[.U28];&quot;,&quot;;[.V28];&quot;,&quot;;[.W28];&quot;,&quot;;[.X28];&quot;,&quot;;[.Y28];&quot;,&quot;;[.Z28];&quot;,&quot;;[.AA28];&quot;,&quot;;[.AB28];&quot;,&quot;;[.AC28];&quot;,&quot;;[.AD28];&quot;,&quot;;[.AE28];&quot;,&quot;;[.AF28];&quot;,&quot;;[.AG28];&quot;,&quot;;[.AH28];&quot;,&quot;;[.AI28];&quot;,&quot;;[.AJ28];&quot;,&quot;;[.AK28];&quot;,&quot;;[.AL28];&quot;,&quot;;[.AM28];&quot;,&quot;;[.AN28];&quot;,&quot;;[.AO28];&quot;,&quot;;[.AP28];&quot;,&quot;;[.AQ28];&quot;,&quot;;[.AR28];&quot;,&quot;;[.AS28];&quot;,&quot;;[.AT28];&quot;,&quot;;[.AU28];&quot;,&quot;;[.AV28];&quot;,&quot;;[.AW28];&quot;,&quot;;[.AX28];&quot;,&quot;;[.AY28];&quot;,&quot;;[.AZ28];&quot;,&quot;;[.BA28])" office:value-type="string" office:string-value="martin.gallagher@hmrc.gsi.gov.uk,John Lord,4,3,2,3,2,1,2,3,1,2,1,3,2,1,1,1,1,1,2,1,1,1,1,2,2,2,1,3,1,1,2,2,2,1,1,1,3,3,1,2,1,2,Statistical methods,Using analytical software,Reporting analysis,Good social skills,Sporting skills,Communication skills" calcext:value-type="string">
            <text:p>martin.gallagher@hmrc.gsi.gov.uk,John Lord,4,3,2,3,2,1,2,3,1,2,1,3,2,1,1,1,1,1,2,1,1,1,1,2,2,2,1,3,1,1,2,2,2,1,1,1,3,3,1,2,1,2,Statistical methods,Using analytical software,Reporting analysis,Good social skills,Sporting skills,Communication skills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ichael.mcgoldrick@hmrc.gsi.gov.uk</text:p>
          </table:table-cell>
          <table:table-cell office:value-type="string" calcext:value-type="string">
            <text:p>Mark Brew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Doctorate in Economics</text:p>
          </table:table-cell>
          <table:table-cell table:number-columns-repeated="5"/>
          <table:table-cell table:formula="of:=CONCATENATE([.D29];&quot;,&quot;;[.E29];&quot;,&quot;;[.F29];&quot;,&quot;;[.G29];&quot;,&quot;;[.H29];&quot;,&quot;;[.I29];&quot;,&quot;;[.J29];&quot;,&quot;;[.K29];&quot;,&quot;;[.L29];&quot;,&quot;;[.M29];&quot;,&quot;;[.N29];&quot;,&quot;;[.O29];&quot;,&quot;;[.P29];&quot;,&quot;;[.Q29];&quot;,&quot;;[.R29];&quot;,&quot;;[.S29];&quot;,&quot;;[.T29];&quot;,&quot;;[.U29];&quot;,&quot;;[.V29];&quot;,&quot;;[.W29];&quot;,&quot;;[.X29];&quot;,&quot;;[.Y29];&quot;,&quot;;[.Z29];&quot;,&quot;;[.AA29];&quot;,&quot;;[.AB29];&quot;,&quot;;[.AC29];&quot;,&quot;;[.AD29];&quot;,&quot;;[.AE29];&quot;,&quot;;[.AF29];&quot;,&quot;;[.AG29];&quot;,&quot;;[.AH29];&quot;,&quot;;[.AI29];&quot;,&quot;;[.AJ29];&quot;,&quot;;[.AK29];&quot;,&quot;;[.AL29];&quot;,&quot;;[.AM29];&quot;,&quot;;[.AN29];&quot;,&quot;;[.AO29];&quot;,&quot;;[.AP29];&quot;,&quot;;[.AQ29];&quot;,&quot;;[.AR29];&quot;,&quot;;[.AS29];&quot;,&quot;;[.AT29];&quot;,&quot;;[.AU29];&quot;,&quot;;[.AV29];&quot;,&quot;;[.AW29];&quot;,&quot;;[.AX29];&quot;,&quot;;[.AY29];&quot;,&quot;;[.AZ29];&quot;,&quot;;[.BA29])" office:value-type="string" office:string-value="michael.mcgoldrick@hmrc.gsi.gov.uk,Mark Brewin,3,2,3,1,1,2,1,4,2,4,2,1,1,1,1,1,1,1,4,4,1,1,2,1,2,1,1,1,2,1,1,1,1,1,1,1,2,4,2,2,1,1,Doctorate in Economics,,,,," calcext:value-type="string">
            <text:p>michael.mcgoldrick@hmrc.gsi.gov.uk,Mark Brewin,3,2,3,1,1,2,1,4,2,4,2,1,1,1,1,1,1,1,4,4,1,1,2,1,2,1,1,1,2,1,1,1,1,1,1,1,2,4,2,2,1,1,Doctorate in Economics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ichael.thomas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guitar</text:p>
          </table:table-cell>
          <table:table-cell table:style-name="ce1" office:value-type="string" calcext:value-type="string">
            <text:p>singing</text:p>
          </table:table-cell>
          <table:table-cell/>
          <table:table-cell table:formula="of:=CONCATENATE([.D30];&quot;,&quot;;[.E30];&quot;,&quot;;[.F30];&quot;,&quot;;[.G30];&quot;,&quot;;[.H30];&quot;,&quot;;[.I30];&quot;,&quot;;[.J30];&quot;,&quot;;[.K30];&quot;,&quot;;[.L30];&quot;,&quot;;[.M30];&quot;,&quot;;[.N30];&quot;,&quot;;[.O30];&quot;,&quot;;[.P30];&quot;,&quot;;[.Q30];&quot;,&quot;;[.R30];&quot;,&quot;;[.S30];&quot;,&quot;;[.T30];&quot;,&quot;;[.U30];&quot;,&quot;;[.V30];&quot;,&quot;;[.W30];&quot;,&quot;;[.X30];&quot;,&quot;;[.Y30];&quot;,&quot;;[.Z30];&quot;,&quot;;[.AA30];&quot;,&quot;;[.AB30];&quot;,&quot;;[.AC30];&quot;,&quot;;[.AD30];&quot;,&quot;;[.AE30];&quot;,&quot;;[.AF30];&quot;,&quot;;[.AG30];&quot;,&quot;;[.AH30];&quot;,&quot;;[.AI30];&quot;,&quot;;[.AJ30];&quot;,&quot;;[.AK30];&quot;,&quot;;[.AL30];&quot;,&quot;;[.AM30];&quot;,&quot;;[.AN30];&quot;,&quot;;[.AO30];&quot;,&quot;;[.AP30];&quot;,&quot;;[.AQ30];&quot;,&quot;;[.AR30];&quot;,&quot;;[.AS30];&quot;,&quot;;[.AT30];&quot;,&quot;;[.AU30];&quot;,&quot;;[.AV30];&quot;,&quot;;[.AW30];&quot;,&quot;;[.AX30];&quot;,&quot;;[.AY30];&quot;,&quot;;[.AZ30];&quot;,&quot;;[.BA30])" office:value-type="string" office:string-value="michael.thomas@hmrc.gsi.gov.uk,Adrian Tuff,2,3,3,1,2,1,2,1,1,1,2,1,1,1,1,1,1,1,4,4,2,3,1,1,4,2,1,3,3,3,1,2,1,1,1,2,3,3,2,2,2,2,,,,guitar,singing," calcext:value-type="string">
            <text:p>michael.thomas@hmrc.gsi.gov.uk,Adrian Tuff,2,3,3,1,2,1,2,1,1,1,2,1,1,1,1,1,1,1,4,4,2,3,1,1,4,2,1,3,3,3,1,2,1,1,1,2,3,3,2,2,2,2,,,,guitar,singing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ike.holgate@hmrc.gsi.gov.uk</text:p>
          </table:table-cell>
          <table:table-cell office:value-type="string" calcext:value-type="string">
            <text:p>Adrian Tuf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CONCATENATE([.D31];&quot;,&quot;;[.E31];&quot;,&quot;;[.F31];&quot;,&quot;;[.G31];&quot;,&quot;;[.H31];&quot;,&quot;;[.I31];&quot;,&quot;;[.J31];&quot;,&quot;;[.K31];&quot;,&quot;;[.L31];&quot;,&quot;;[.M31];&quot;,&quot;;[.N31];&quot;,&quot;;[.O31];&quot;,&quot;;[.P31];&quot;,&quot;;[.Q31];&quot;,&quot;;[.R31];&quot;,&quot;;[.S31];&quot;,&quot;;[.T31];&quot;,&quot;;[.U31];&quot;,&quot;;[.V31];&quot;,&quot;;[.W31];&quot;,&quot;;[.X31];&quot;,&quot;;[.Y31];&quot;,&quot;;[.Z31];&quot;,&quot;;[.AA31];&quot;,&quot;;[.AB31];&quot;,&quot;;[.AC31];&quot;,&quot;;[.AD31];&quot;,&quot;;[.AE31];&quot;,&quot;;[.AF31];&quot;,&quot;;[.AG31];&quot;,&quot;;[.AH31];&quot;,&quot;;[.AI31];&quot;,&quot;;[.AJ31];&quot;,&quot;;[.AK31];&quot;,&quot;;[.AL31];&quot;,&quot;;[.AM31];&quot;,&quot;;[.AN31];&quot;,&quot;;[.AO31];&quot;,&quot;;[.AP31];&quot;,&quot;;[.AQ31];&quot;,&quot;;[.AR31];&quot;,&quot;;[.AS31];&quot;,&quot;;[.AT31];&quot;,&quot;;[.AU31];&quot;,&quot;;[.AV31];&quot;,&quot;;[.AW31];&quot;,&quot;;[.AX31];&quot;,&quot;;[.AY31];&quot;,&quot;;[.AZ31];&quot;,&quot;;[.BA31])" office:value-type="string" office:string-value="mike.holgate@hmrc.gsi.gov.uk,Adrian Tuff,1,2,1,1,1,1,1,1,1,1,1,1,1,1,1,1,1,1,1,1,1,1,1,1,1,2,1,1,1,1,2,1,1,1,1,1,2,2,1,2,1,1,,,,,," calcext:value-type="string">
            <text:p>mike.holgate@hmrc.gsi.gov.uk,Adrian Tuff,1,2,1,1,1,1,1,1,1,1,1,1,1,1,1,1,1,1,1,1,1,1,1,1,1,2,1,1,1,1,2,1,1,1,1,1,2,2,1,2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miriam.stratton@hmrc.gsi.gov.uk</text:p>
          </table:table-cell>
          <table:table-cell office:value-type="string" calcext:value-type="string">
            <text:p>Mark Brew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ITIL</text:p>
          </table:table-cell>
          <table:table-cell table:number-columns-repeated="5"/>
          <table:table-cell table:formula="of:=CONCATENATE([.D32];&quot;,&quot;;[.E32];&quot;,&quot;;[.F32];&quot;,&quot;;[.G32];&quot;,&quot;;[.H32];&quot;,&quot;;[.I32];&quot;,&quot;;[.J32];&quot;,&quot;;[.K32];&quot;,&quot;;[.L32];&quot;,&quot;;[.M32];&quot;,&quot;;[.N32];&quot;,&quot;;[.O32];&quot;,&quot;;[.P32];&quot;,&quot;;[.Q32];&quot;,&quot;;[.R32];&quot;,&quot;;[.S32];&quot;,&quot;;[.T32];&quot;,&quot;;[.U32];&quot;,&quot;;[.V32];&quot;,&quot;;[.W32];&quot;,&quot;;[.X32];&quot;,&quot;;[.Y32];&quot;,&quot;;[.Z32];&quot;,&quot;;[.AA32];&quot;,&quot;;[.AB32];&quot;,&quot;;[.AC32];&quot;,&quot;;[.AD32];&quot;,&quot;;[.AE32];&quot;,&quot;;[.AF32];&quot;,&quot;;[.AG32];&quot;,&quot;;[.AH32];&quot;,&quot;;[.AI32];&quot;,&quot;;[.AJ32];&quot;,&quot;;[.AK32];&quot;,&quot;;[.AL32];&quot;,&quot;;[.AM32];&quot;,&quot;;[.AN32];&quot;,&quot;;[.AO32];&quot;,&quot;;[.AP32];&quot;,&quot;;[.AQ32];&quot;,&quot;;[.AR32];&quot;,&quot;;[.AS32];&quot;,&quot;;[.AT32];&quot;,&quot;;[.AU32];&quot;,&quot;;[.AV32];&quot;,&quot;;[.AW32];&quot;,&quot;;[.AX32];&quot;,&quot;;[.AY32];&quot;,&quot;;[.AZ32];&quot;,&quot;;[.BA32])" office:value-type="string" office:string-value="miriam.stratton@hmrc.gsi.gov.uk,Mark Brewin,1,4,1,1,1,2,1,1,1,1,1,1,1,1,1,1,1,3,4,1,1,4,2,2,2,1,1,1,1,1,4,3,3,2,4,4,4,2,2,2,1,2,ITIL,,,,," calcext:value-type="string">
            <text:p>miriam.stratton@hmrc.gsi.gov.uk,Mark Brewin,1,4,1,1,1,2,1,1,1,1,1,1,1,1,1,1,1,3,4,1,1,4,2,2,2,1,1,1,1,1,4,3,3,2,4,4,4,2,2,2,1,2,ITIL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natalie.button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CONCATENATE([.D33];&quot;,&quot;;[.E33];&quot;,&quot;;[.F33];&quot;,&quot;;[.G33];&quot;,&quot;;[.H33];&quot;,&quot;;[.I33];&quot;,&quot;;[.J33];&quot;,&quot;;[.K33];&quot;,&quot;;[.L33];&quot;,&quot;;[.M33];&quot;,&quot;;[.N33];&quot;,&quot;;[.O33];&quot;,&quot;;[.P33];&quot;,&quot;;[.Q33];&quot;,&quot;;[.R33];&quot;,&quot;;[.S33];&quot;,&quot;;[.T33];&quot;,&quot;;[.U33];&quot;,&quot;;[.V33];&quot;,&quot;;[.W33];&quot;,&quot;;[.X33];&quot;,&quot;;[.Y33];&quot;,&quot;;[.Z33];&quot;,&quot;;[.AA33];&quot;,&quot;;[.AB33];&quot;,&quot;;[.AC33];&quot;,&quot;;[.AD33];&quot;,&quot;;[.AE33];&quot;,&quot;;[.AF33];&quot;,&quot;;[.AG33];&quot;,&quot;;[.AH33];&quot;,&quot;;[.AI33];&quot;,&quot;;[.AJ33];&quot;,&quot;;[.AK33];&quot;,&quot;;[.AL33];&quot;,&quot;;[.AM33];&quot;,&quot;;[.AN33];&quot;,&quot;;[.AO33];&quot;,&quot;;[.AP33];&quot;,&quot;;[.AQ33];&quot;,&quot;;[.AR33];&quot;,&quot;;[.AS33];&quot;,&quot;;[.AT33];&quot;,&quot;;[.AU33];&quot;,&quot;;[.AV33];&quot;,&quot;;[.AW33];&quot;,&quot;;[.AX33];&quot;,&quot;;[.AY33];&quot;,&quot;;[.AZ33];&quot;,&quot;;[.BA33])" office:value-type="string" office:string-value="natalie.button@hmrc.gsi.gov.uk,John Lord,3,3,2,3,2,1,1,2,1,1,1,1,1,1,1,1,1,1,4,3,3,1,3,2,2,3,1,3,2,2,2,1,1,1,1,2,4,4,1,1,1,1,,,,,," calcext:value-type="string">
            <text:p>natalie.button@hmrc.gsi.gov.uk,John Lord,3,3,2,3,2,1,1,2,1,1,1,1,1,1,1,1,1,1,4,3,3,1,3,2,2,3,1,3,2,2,2,1,1,1,1,2,4,4,1,1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nathan.pearson@hmrc.gsi.gov.uk</text:p>
          </table:table-cell>
          <table:table-cell office:value-type="string" calcext:value-type="string">
            <text:p>John Lo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CONCATENATE([.D34];&quot;,&quot;;[.E34];&quot;,&quot;;[.F34];&quot;,&quot;;[.G34];&quot;,&quot;;[.H34];&quot;,&quot;;[.I34];&quot;,&quot;;[.J34];&quot;,&quot;;[.K34];&quot;,&quot;;[.L34];&quot;,&quot;;[.M34];&quot;,&quot;;[.N34];&quot;,&quot;;[.O34];&quot;,&quot;;[.P34];&quot;,&quot;;[.Q34];&quot;,&quot;;[.R34];&quot;,&quot;;[.S34];&quot;,&quot;;[.T34];&quot;,&quot;;[.U34];&quot;,&quot;;[.V34];&quot;,&quot;;[.W34];&quot;,&quot;;[.X34];&quot;,&quot;;[.Y34];&quot;,&quot;;[.Z34];&quot;,&quot;;[.AA34];&quot;,&quot;;[.AB34];&quot;,&quot;;[.AC34];&quot;,&quot;;[.AD34];&quot;,&quot;;[.AE34];&quot;,&quot;;[.AF34];&quot;,&quot;;[.AG34];&quot;,&quot;;[.AH34];&quot;,&quot;;[.AI34];&quot;,&quot;;[.AJ34];&quot;,&quot;;[.AK34];&quot;,&quot;;[.AL34];&quot;,&quot;;[.AM34];&quot;,&quot;;[.AN34];&quot;,&quot;;[.AO34];&quot;,&quot;;[.AP34];&quot;,&quot;;[.AQ34];&quot;,&quot;;[.AR34];&quot;,&quot;;[.AS34];&quot;,&quot;;[.AT34];&quot;,&quot;;[.AU34];&quot;,&quot;;[.AV34];&quot;,&quot;;[.AW34];&quot;,&quot;;[.AX34];&quot;,&quot;;[.AY34];&quot;,&quot;;[.AZ34];&quot;,&quot;;[.BA34])" office:value-type="string" office:string-value="nathan.pearson@hmrc.gsi.gov.uk,John Lord,2,3,2,3,3,3,1,3,1,2,1,1,1,1,1,1,1,1,2,1,1,1,2,2,2,2,2,1,1,1,2,1,1,1,1,1,4,4,2,2,1,2,,,,,," calcext:value-type="string">
            <text:p>nathan.pearson@hmrc.gsi.gov.uk,John Lord,2,3,2,3,3,3,1,3,1,2,1,1,1,1,1,1,1,1,2,1,1,1,2,2,2,2,2,1,1,1,2,1,1,1,1,1,4,4,2,2,1,2,,,,,,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neil.potter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playstation_wrestling</text:p>
          </table:table-cell>
          <table:table-cell table:number-columns-repeated="2"/>
          <table:table-cell table:formula="of:=CONCATENATE([.D35];&quot;,&quot;;[.E35];&quot;,&quot;;[.F35];&quot;,&quot;;[.G35];&quot;,&quot;;[.H35];&quot;,&quot;;[.I35];&quot;,&quot;;[.J35];&quot;,&quot;;[.K35];&quot;,&quot;;[.L35];&quot;,&quot;;[.M35];&quot;,&quot;;[.N35];&quot;,&quot;;[.O35];&quot;,&quot;;[.P35];&quot;,&quot;;[.Q35];&quot;,&quot;;[.R35];&quot;,&quot;;[.S35];&quot;,&quot;;[.T35];&quot;,&quot;;[.U35];&quot;,&quot;;[.V35];&quot;,&quot;;[.W35];&quot;,&quot;;[.X35];&quot;,&quot;;[.Y35];&quot;,&quot;;[.Z35];&quot;,&quot;;[.AA35];&quot;,&quot;;[.AB35];&quot;,&quot;;[.AC35];&quot;,&quot;;[.AD35];&quot;,&quot;;[.AE35];&quot;,&quot;;[.AF35];&quot;,&quot;;[.AG35];&quot;,&quot;;[.AH35];&quot;,&quot;;[.AI35];&quot;,&quot;;[.AJ35];&quot;,&quot;;[.AK35];&quot;,&quot;;[.AL35];&quot;,&quot;;[.AM35];&quot;,&quot;;[.AN35];&quot;,&quot;;[.AO35];&quot;,&quot;;[.AP35];&quot;,&quot;;[.AQ35];&quot;,&quot;;[.AR35];&quot;,&quot;;[.AS35];&quot;,&quot;;[.AT35];&quot;,&quot;;[.AU35];&quot;,&quot;;[.AV35];&quot;,&quot;;[.AW35];&quot;,&quot;;[.AX35];&quot;,&quot;;[.AY35];&quot;,&quot;;[.AZ35];&quot;,&quot;;[.BA35])" office:value-type="string" office:string-value="neil.potter@hmrc.gsi.gov.uk,Adrian Tuff,2,3,1,2,3,3,1,1,1,1,2,1,1,1,1,3,1,1,3,1,1,3,2,3,2,2,2,1,2,2,3,2,2,1,2,2,3,2,2,2,3,2,,,,playstation_wrestling,," calcext:value-type="string">
            <text:p>neil.potter@hmrc.gsi.gov.uk,Adrian Tuff,2,3,1,2,3,3,1,1,1,1,2,1,1,1,1,3,1,1,3,1,1,3,2,3,2,2,2,1,2,2,3,2,2,1,2,2,3,2,2,2,3,2,,,,playstation_wrestling,,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olumide.karim-mohammed@hmrc.gsi.gov.uk</text:p>
          </table:table-cell>
          <table:table-cell office:value-type="string" calcext:value-type="string">
            <text:p>Adrian Tuff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6"/>
          <table:table-cell table:formula="of:=CONCATENATE([.D36];&quot;,&quot;;[.E36];&quot;,&quot;;[.F36];&quot;,&quot;;[.G36];&quot;,&quot;;[.H36];&quot;,&quot;;[.I36];&quot;,&quot;;[.J36];&quot;,&quot;;[.K36];&quot;,&quot;;[.L36];&quot;,&quot;;[.M36];&quot;,&quot;;[.N36];&quot;,&quot;;[.O36];&quot;,&quot;;[.P36];&quot;,&quot;;[.Q36];&quot;,&quot;;[.R36];&quot;,&quot;;[.S36];&quot;,&quot;;[.T36];&quot;,&quot;;[.U36];&quot;,&quot;;[.V36];&quot;,&quot;;[.W36];&quot;,&quot;;[.X36];&quot;,&quot;;[.Y36];&quot;,&quot;;[.Z36];&quot;,&quot;;[.AA36];&quot;,&quot;;[.AB36];&quot;,&quot;;[.AC36];&quot;,&quot;;[.AD36];&quot;,&quot;;[.AE36];&quot;,&quot;;[.AF36];&quot;,&quot;;[.AG36];&quot;,&quot;;[.AH36];&quot;,&quot;;[.AI36];&quot;,&quot;;[.AJ36];&quot;,&quot;;[.AK36];&quot;,&quot;;[.AL36];&quot;,&quot;;[.AM36];&quot;,&quot;;[.AN36];&quot;,&quot;;[.AO36];&quot;,&quot;;[.AP36];&quot;,&quot;;[.AQ36];&quot;,&quot;;[.AR36];&quot;,&quot;;[.AS36];&quot;,&quot;;[.AT36];&quot;,&quot;;[.AU36];&quot;,&quot;;[.AV36];&quot;,&quot;;[.AW36];&quot;,&quot;;[.AX36];&quot;,&quot;;[.AY36];&quot;,&quot;;[.AZ36];&quot;,&quot;;[.BA36])" office:value-type="string" office:string-value="olumide.karim-mohammed@hmrc.gsi.gov.uk,Adrian Tuff,2,3,2,3,2,3,1,3,1,1,1,2,1,1,1,4,3,1,4,3,1,3,3,3,3,3,3,4,3,3,3,3,3,3,3,3,3,3,3,3,3,3,,,,,," calcext:value-type="string">
            <text:p>olumide.karim-mohammed@hmrc.gsi.gov.uk,Adrian Tuff,2,3,2,3,2,3,1,3,1,1,1,2,1,1,1,4,3,1,4,3,1,3,3,3,3,3,3,4,3,3,3,3,3,3,3,3,3,3,3,3,3,3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aul.pinnington@hmrc.gsi.gov.uk</text:p>
          </table:table-cell>
          <table:table-cell office:value-type="string" calcext:value-type="string">
            <text:p>Mark Brewin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tatistics</text:p>
          </table:table-cell>
          <table:table-cell table:number-columns-repeated="2"/>
          <table:table-cell table:style-name="ce1" office:value-type="string" calcext:value-type="string">
            <text:p>Martial Arts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Music</text:p>
          </table:table-cell>
          <table:table-cell table:formula="of:=CONCATENATE([.D37];&quot;,&quot;;[.E37];&quot;,&quot;;[.F37];&quot;,&quot;;[.G37];&quot;,&quot;;[.H37];&quot;,&quot;;[.I37];&quot;,&quot;;[.J37];&quot;,&quot;;[.K37];&quot;,&quot;;[.L37];&quot;,&quot;;[.M37];&quot;,&quot;;[.N37];&quot;,&quot;;[.O37];&quot;,&quot;;[.P37];&quot;,&quot;;[.Q37];&quot;,&quot;;[.R37];&quot;,&quot;;[.S37];&quot;,&quot;;[.T37];&quot;,&quot;;[.U37];&quot;,&quot;;[.V37];&quot;,&quot;;[.W37];&quot;,&quot;;[.X37];&quot;,&quot;;[.Y37];&quot;,&quot;;[.Z37];&quot;,&quot;;[.AA37];&quot;,&quot;;[.AB37];&quot;,&quot;;[.AC37];&quot;,&quot;;[.AD37];&quot;,&quot;;[.AE37];&quot;,&quot;;[.AF37];&quot;,&quot;;[.AG37];&quot;,&quot;;[.AH37];&quot;,&quot;;[.AI37];&quot;,&quot;;[.AJ37];&quot;,&quot;;[.AK37];&quot;,&quot;;[.AL37];&quot;,&quot;;[.AM37];&quot;,&quot;;[.AN37];&quot;,&quot;;[.AO37];&quot;,&quot;;[.AP37];&quot;,&quot;;[.AQ37];&quot;,&quot;;[.AR37];&quot;,&quot;;[.AS37];&quot;,&quot;;[.AT37];&quot;,&quot;;[.AU37];&quot;,&quot;;[.AV37];&quot;,&quot;;[.AW37];&quot;,&quot;;[.AX37];&quot;,&quot;;[.AY37];&quot;,&quot;;[.AZ37];&quot;,&quot;;[.BA37])" office:value-type="string" office:string-value="paul.pinnington@hmrc.gsi.gov.uk,Mark Brewin,3,3,3,2,2,2,2,2,2,3,4,4,2,2,2,3,2,2,2,3,2,3,3,2,3,3,2,3,2,2,4,3,3,2,2,2,4,4,1,2,1,2,Statistics,,,Martial Arts,Art,Music" calcext:value-type="string">
            <text:p>paul.pinnington@hmrc.gsi.gov.uk,Mark Brewin,3,3,3,2,2,2,2,2,2,3,4,4,2,2,2,3,2,2,2,3,2,3,3,2,3,3,2,3,2,2,4,3,3,2,2,2,4,4,1,2,1,2,Statistics,,,Martial Arts,Art,Music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hilip.wilson1@hmrc.gsi.gov.uk</text:p>
          </table:table-cell>
          <table:table-cell office:value-type="string" calcext:value-type="string">
            <text:p>Adrian Tuff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istracting_teammates</text:p>
          </table:table-cell>
          <table:table-cell table:number-columns-repeated="2"/>
          <table:table-cell table:style-name="ce1" office:value-type="string" calcext:value-type="string">
            <text:p>curling</text:p>
          </table:table-cell>
          <table:table-cell table:number-columns-repeated="2"/>
          <table:table-cell table:formula="of:=CONCATENATE([.D38];&quot;,&quot;;[.E38];&quot;,&quot;;[.F38];&quot;,&quot;;[.G38];&quot;,&quot;;[.H38];&quot;,&quot;;[.I38];&quot;,&quot;;[.J38];&quot;,&quot;;[.K38];&quot;,&quot;;[.L38];&quot;,&quot;;[.M38];&quot;,&quot;;[.N38];&quot;,&quot;;[.O38];&quot;,&quot;;[.P38];&quot;,&quot;;[.Q38];&quot;,&quot;;[.R38];&quot;,&quot;;[.S38];&quot;,&quot;;[.T38];&quot;,&quot;;[.U38];&quot;,&quot;;[.V38];&quot;,&quot;;[.W38];&quot;,&quot;;[.X38];&quot;,&quot;;[.Y38];&quot;,&quot;;[.Z38];&quot;,&quot;;[.AA38];&quot;,&quot;;[.AB38];&quot;,&quot;;[.AC38];&quot;,&quot;;[.AD38];&quot;,&quot;;[.AE38];&quot;,&quot;;[.AF38];&quot;,&quot;;[.AG38];&quot;,&quot;;[.AH38];&quot;,&quot;;[.AI38];&quot;,&quot;;[.AJ38];&quot;,&quot;;[.AK38];&quot;,&quot;;[.AL38];&quot;,&quot;;[.AM38];&quot;,&quot;;[.AN38];&quot;,&quot;;[.AO38];&quot;,&quot;;[.AP38];&quot;,&quot;;[.AQ38];&quot;,&quot;;[.AR38];&quot;,&quot;;[.AS38];&quot;,&quot;;[.AT38];&quot;,&quot;;[.AU38];&quot;,&quot;;[.AV38];&quot;,&quot;;[.AW38];&quot;,&quot;;[.AX38];&quot;,&quot;;[.AY38];&quot;,&quot;;[.AZ38];&quot;,&quot;;[.BA38])" office:value-type="string" office:string-value="philip.wilson1@hmrc.gsi.gov.uk,Adrian Tuff,4,4,4,2,2,3,2,2,2,2,2,2,1,1,1,1,1,1,3,3,2,2,2,1,3,3,2,3,1,2,3,1,2,1,1,1,3,3,2,2,1,2,distracting_teammates,,,curling,," calcext:value-type="string">
            <text:p>philip.wilson1@hmrc.gsi.gov.uk,Adrian Tuff,4,4,4,2,2,3,2,2,2,2,2,2,1,1,1,1,1,1,3,3,2,2,2,1,3,3,2,3,1,2,3,1,2,1,1,1,3,3,2,2,1,2,distracting_teammates,,,curling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hillip.cook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/>
          <table:table-cell table:formula="of:=CONCATENATE([.D39];&quot;,&quot;;[.E39];&quot;,&quot;;[.F39];&quot;,&quot;;[.G39];&quot;,&quot;;[.H39];&quot;,&quot;;[.I39];&quot;,&quot;;[.J39];&quot;,&quot;;[.K39];&quot;,&quot;;[.L39];&quot;,&quot;;[.M39];&quot;,&quot;;[.N39];&quot;,&quot;;[.O39];&quot;,&quot;;[.P39];&quot;,&quot;;[.Q39];&quot;,&quot;;[.R39];&quot;,&quot;;[.S39];&quot;,&quot;;[.T39];&quot;,&quot;;[.U39];&quot;,&quot;;[.V39];&quot;,&quot;;[.W39];&quot;,&quot;;[.X39];&quot;,&quot;;[.Y39];&quot;,&quot;;[.Z39];&quot;,&quot;;[.AA39];&quot;,&quot;;[.AB39];&quot;,&quot;;[.AC39];&quot;,&quot;;[.AD39];&quot;,&quot;;[.AE39];&quot;,&quot;;[.AF39];&quot;,&quot;;[.AG39];&quot;,&quot;;[.AH39];&quot;,&quot;;[.AI39];&quot;,&quot;;[.AJ39];&quot;,&quot;;[.AK39];&quot;,&quot;;[.AL39];&quot;,&quot;;[.AM39];&quot;,&quot;;[.AN39];&quot;,&quot;;[.AO39];&quot;,&quot;;[.AP39];&quot;,&quot;;[.AQ39];&quot;,&quot;;[.AR39];&quot;,&quot;;[.AS39];&quot;,&quot;;[.AT39];&quot;,&quot;;[.AU39];&quot;,&quot;;[.AV39];&quot;,&quot;;[.AW39];&quot;,&quot;;[.AX39];&quot;,&quot;;[.AY39];&quot;,&quot;;[.AZ39];&quot;,&quot;;[.BA39])" office:value-type="string" office:string-value="phillip.cook@hmrc.gsi.gov.uk,John Lord,4,4,2,3,3,2,2,4,3,2,2,2,1,1,1,1,2,2,3,1,2,2,3,2,3,3,3,3,1,1,3,3,2,1,1,2,4,3,2,3,3,3,,,,,," calcext:value-type="string">
            <text:p>phillip.cook@hmrc.gsi.gov.uk,John Lord,4,4,2,3,3,2,2,4,3,2,2,2,1,1,1,1,2,2,3,1,2,2,3,2,3,3,3,3,1,1,3,3,2,1,1,2,4,3,2,3,3,3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Prabhjot.sethi@hmrc.gsi.gov.uk</text:p>
          </table:table-cell>
          <table:table-cell office:value-type="string" calcext:value-type="string">
            <text:p>Adrian Tuf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formula="of:=CONCATENATE([.D40];&quot;,&quot;;[.E40];&quot;,&quot;;[.F40];&quot;,&quot;;[.G40];&quot;,&quot;;[.H40];&quot;,&quot;;[.I40];&quot;,&quot;;[.J40];&quot;,&quot;;[.K40];&quot;,&quot;;[.L40];&quot;,&quot;;[.M40];&quot;,&quot;;[.N40];&quot;,&quot;;[.O40];&quot;,&quot;;[.P40];&quot;,&quot;;[.Q40];&quot;,&quot;;[.R40];&quot;,&quot;;[.S40];&quot;,&quot;;[.T40];&quot;,&quot;;[.U40];&quot;,&quot;;[.V40];&quot;,&quot;;[.W40];&quot;,&quot;;[.X40];&quot;,&quot;;[.Y40];&quot;,&quot;;[.Z40];&quot;,&quot;;[.AA40];&quot;,&quot;;[.AB40];&quot;,&quot;;[.AC40];&quot;,&quot;;[.AD40];&quot;,&quot;;[.AE40];&quot;,&quot;;[.AF40];&quot;,&quot;;[.AG40];&quot;,&quot;;[.AH40];&quot;,&quot;;[.AI40];&quot;,&quot;;[.AJ40];&quot;,&quot;;[.AK40];&quot;,&quot;;[.AL40];&quot;,&quot;;[.AM40];&quot;,&quot;;[.AN40];&quot;,&quot;;[.AO40];&quot;,&quot;;[.AP40];&quot;,&quot;;[.AQ40];&quot;,&quot;;[.AR40];&quot;,&quot;;[.AS40];&quot;,&quot;;[.AT40];&quot;,&quot;;[.AU40];&quot;,&quot;;[.AV40];&quot;,&quot;;[.AW40];&quot;,&quot;;[.AX40];&quot;,&quot;;[.AY40];&quot;,&quot;;[.AZ40];&quot;,&quot;;[.BA40])" office:value-type="string" office:string-value="Prabhjot.sethi@hmrc.gsi.gov.uk,Adrian Tuff,4,4,2,3,2,2,2,3,2,2,2,2,3,1,2,2,1,2,3,3,1,2,2,2,2,3,3,2,1,2,3,3,3,2,2,2,3,3,2,2,2,2,,,,,," calcext:value-type="string">
            <text:p>Prabhjot.sethi@hmrc.gsi.gov.uk,Adrian Tuff,4,4,2,3,2,2,2,3,2,2,2,2,3,1,2,2,1,2,3,3,1,2,2,2,2,3,3,2,1,2,3,3,3,2,2,2,3,3,2,2,2,2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robert.price1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Quality Assurance and Peer Reviews</text:p>
          </table:table-cell>
          <table:table-cell table:number-columns-repeated="5"/>
          <table:table-cell table:formula="of:=CONCATENATE([.D41];&quot;,&quot;;[.E41];&quot;,&quot;;[.F41];&quot;,&quot;;[.G41];&quot;,&quot;;[.H41];&quot;,&quot;;[.I41];&quot;,&quot;;[.J41];&quot;,&quot;;[.K41];&quot;,&quot;;[.L41];&quot;,&quot;;[.M41];&quot;,&quot;;[.N41];&quot;,&quot;;[.O41];&quot;,&quot;;[.P41];&quot;,&quot;;[.Q41];&quot;,&quot;;[.R41];&quot;,&quot;;[.S41];&quot;,&quot;;[.T41];&quot;,&quot;;[.U41];&quot;,&quot;;[.V41];&quot;,&quot;;[.W41];&quot;,&quot;;[.X41];&quot;,&quot;;[.Y41];&quot;,&quot;;[.Z41];&quot;,&quot;;[.AA41];&quot;,&quot;;[.AB41];&quot;,&quot;;[.AC41];&quot;,&quot;;[.AD41];&quot;,&quot;;[.AE41];&quot;,&quot;;[.AF41];&quot;,&quot;;[.AG41];&quot;,&quot;;[.AH41];&quot;,&quot;;[.AI41];&quot;,&quot;;[.AJ41];&quot;,&quot;;[.AK41];&quot;,&quot;;[.AL41];&quot;,&quot;;[.AM41];&quot;,&quot;;[.AN41];&quot;,&quot;;[.AO41];&quot;,&quot;;[.AP41];&quot;,&quot;;[.AQ41];&quot;,&quot;;[.AR41];&quot;,&quot;;[.AS41];&quot;,&quot;;[.AT41];&quot;,&quot;;[.AU41];&quot;,&quot;;[.AV41];&quot;,&quot;;[.AW41];&quot;,&quot;;[.AX41];&quot;,&quot;;[.AY41];&quot;,&quot;;[.AZ41];&quot;,&quot;;[.BA41])" office:value-type="string" office:string-value="robert.price1@hmrc.gsi.gov.uk,John Lord,3,3,2,2,1,1,1,1,1,1,1,4,1,1,1,1,1,1,2,1,1,2,2,2,2,3,1,2,1,1,2,1,1,1,1,1,3,3,1,2,1,2,Quality Assurance and Peer Reviews,,,,," calcext:value-type="string">
            <text:p>robert.price1@hmrc.gsi.gov.uk,John Lord,3,3,2,2,1,1,1,1,1,1,1,4,1,1,1,1,1,1,2,1,1,2,2,2,2,3,1,2,1,1,2,1,1,1,1,1,3,3,1,2,1,2,Quality Assurance and Peer Reviews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hakeel.khan@hmrc.gsi.gov.uk</text:p>
          </table:table-cell>
          <table:table-cell office:value-type="string" calcext:value-type="string">
            <text:p>John Lor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CONCATENATE([.D42];&quot;,&quot;;[.E42];&quot;,&quot;;[.F42];&quot;,&quot;;[.G42];&quot;,&quot;;[.H42];&quot;,&quot;;[.I42];&quot;,&quot;;[.J42];&quot;,&quot;;[.K42];&quot;,&quot;;[.L42];&quot;,&quot;;[.M42];&quot;,&quot;;[.N42];&quot;,&quot;;[.O42];&quot;,&quot;;[.P42];&quot;,&quot;;[.Q42];&quot;,&quot;;[.R42];&quot;,&quot;;[.S42];&quot;,&quot;;[.T42];&quot;,&quot;;[.U42];&quot;,&quot;;[.V42];&quot;,&quot;;[.W42];&quot;,&quot;;[.X42];&quot;,&quot;;[.Y42];&quot;,&quot;;[.Z42];&quot;,&quot;;[.AA42];&quot;,&quot;;[.AB42];&quot;,&quot;;[.AC42];&quot;,&quot;;[.AD42];&quot;,&quot;;[.AE42];&quot;,&quot;;[.AF42];&quot;,&quot;;[.AG42];&quot;,&quot;;[.AH42];&quot;,&quot;;[.AI42];&quot;,&quot;;[.AJ42];&quot;,&quot;;[.AK42];&quot;,&quot;;[.AL42];&quot;,&quot;;[.AM42];&quot;,&quot;;[.AN42];&quot;,&quot;;[.AO42];&quot;,&quot;;[.AP42];&quot;,&quot;;[.AQ42];&quot;,&quot;;[.AR42];&quot;,&quot;;[.AS42];&quot;,&quot;;[.AT42];&quot;,&quot;;[.AU42];&quot;,&quot;;[.AV42];&quot;,&quot;;[.AW42];&quot;,&quot;;[.AX42];&quot;,&quot;;[.AY42];&quot;,&quot;;[.AZ42];&quot;,&quot;;[.BA42])" office:value-type="string" office:string-value="shakeel.khan@hmrc.gsi.gov.uk,John Lord,3,3,3,4,4,2,1,4,1,1,1,1,1,1,1,2,2,2,3,2,2,4,4,2,2,3,3,3,2,2,2,1,1,1,1,1,3,4,2,1,1,2,,,,,," calcext:value-type="string">
            <text:p>shakeel.khan@hmrc.gsi.gov.uk,John Lord,3,3,3,4,4,2,1,4,1,1,1,1,1,1,1,2,2,2,3,2,2,4,4,2,2,3,3,3,2,2,2,1,1,1,1,1,3,4,2,1,1,2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shevonne.radcliffe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formula="of:=CONCATENATE([.D43];&quot;,&quot;;[.E43];&quot;,&quot;;[.F43];&quot;,&quot;;[.G43];&quot;,&quot;;[.H43];&quot;,&quot;;[.I43];&quot;,&quot;;[.J43];&quot;,&quot;;[.K43];&quot;,&quot;;[.L43];&quot;,&quot;;[.M43];&quot;,&quot;;[.N43];&quot;,&quot;;[.O43];&quot;,&quot;;[.P43];&quot;,&quot;;[.Q43];&quot;,&quot;;[.R43];&quot;,&quot;;[.S43];&quot;,&quot;;[.T43];&quot;,&quot;;[.U43];&quot;,&quot;;[.V43];&quot;,&quot;;[.W43];&quot;,&quot;;[.X43];&quot;,&quot;;[.Y43];&quot;,&quot;;[.Z43];&quot;,&quot;;[.AA43];&quot;,&quot;;[.AB43];&quot;,&quot;;[.AC43];&quot;,&quot;;[.AD43];&quot;,&quot;;[.AE43];&quot;,&quot;;[.AF43];&quot;,&quot;;[.AG43];&quot;,&quot;;[.AH43];&quot;,&quot;;[.AI43];&quot;,&quot;;[.AJ43];&quot;,&quot;;[.AK43];&quot;,&quot;;[.AL43];&quot;,&quot;;[.AM43];&quot;,&quot;;[.AN43];&quot;,&quot;;[.AO43];&quot;,&quot;;[.AP43];&quot;,&quot;;[.AQ43];&quot;,&quot;;[.AR43];&quot;,&quot;;[.AS43];&quot;,&quot;;[.AT43];&quot;,&quot;;[.AU43];&quot;,&quot;;[.AV43];&quot;,&quot;;[.AW43];&quot;,&quot;;[.AX43];&quot;,&quot;;[.AY43];&quot;,&quot;;[.AZ43];&quot;,&quot;;[.BA43])" office:value-type="string" office:string-value="shevonne.radcliffe@hmrc.gsi.gov.uk,John Lord,4,4,3,4,4,2,1,4,1,1,3,1,2,1,1,1,1,1,4,1,1,1,2,1,2,3,2,1,1,1,4,2,2,1,1,1,4,4,2,2,1,1,,,,,," calcext:value-type="string">
            <text:p>shevonne.radcliffe@hmrc.gsi.gov.uk,John Lord,4,4,3,4,4,2,1,4,1,1,3,1,2,1,1,1,1,1,4,1,1,1,2,1,2,3,2,1,1,1,4,2,2,1,1,1,4,4,2,2,1,1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tacey.laurie@hmrc.gsi.gov.uk</text:p>
          </table:table-cell>
          <table:table-cell office:value-type="string" calcext:value-type="string">
            <text:p>John Lord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bread baking</text:p>
          </table:table-cell>
          <table:table-cell table:style-name="ce1" office:value-type="string" calcext:value-type="string">
            <text:p>teaching</text:p>
          </table:table-cell>
          <table:table-cell table:style-name="ce1" office:value-type="string" calcext:value-type="string">
            <text:p>musical analysis</text:p>
          </table:table-cell>
          <table:table-cell table:formula="of:=CONCATENATE([.D44];&quot;,&quot;;[.E44];&quot;,&quot;;[.F44];&quot;,&quot;;[.G44];&quot;,&quot;;[.H44];&quot;,&quot;;[.I44];&quot;,&quot;;[.J44];&quot;,&quot;;[.K44];&quot;,&quot;;[.L44];&quot;,&quot;;[.M44];&quot;,&quot;;[.N44];&quot;,&quot;;[.O44];&quot;,&quot;;[.P44];&quot;,&quot;;[.Q44];&quot;,&quot;;[.R44];&quot;,&quot;;[.S44];&quot;,&quot;;[.T44];&quot;,&quot;;[.U44];&quot;,&quot;;[.V44];&quot;,&quot;;[.W44];&quot;,&quot;;[.X44];&quot;,&quot;;[.Y44];&quot;,&quot;;[.Z44];&quot;,&quot;;[.AA44];&quot;,&quot;;[.AB44];&quot;,&quot;;[.AC44];&quot;,&quot;;[.AD44];&quot;,&quot;;[.AE44];&quot;,&quot;;[.AF44];&quot;,&quot;;[.AG44];&quot;,&quot;;[.AH44];&quot;,&quot;;[.AI44];&quot;,&quot;;[.AJ44];&quot;,&quot;;[.AK44];&quot;,&quot;;[.AL44];&quot;,&quot;;[.AM44];&quot;,&quot;;[.AN44];&quot;,&quot;;[.AO44];&quot;,&quot;;[.AP44];&quot;,&quot;;[.AQ44];&quot;,&quot;;[.AR44];&quot;,&quot;;[.AS44];&quot;,&quot;;[.AT44];&quot;,&quot;;[.AU44];&quot;,&quot;;[.AV44];&quot;,&quot;;[.AW44];&quot;,&quot;;[.AX44];&quot;,&quot;;[.AY44];&quot;,&quot;;[.AZ44];&quot;,&quot;;[.BA44])" office:value-type="string" office:string-value="tacey.laurie@hmrc.gsi.gov.uk,John Lord,4,3,3,3,2,3,2,1,1,1,3,1,1,1,1,3,4,1,3,1,3,3,3,3,4,2,1,4,2,1,3,2,1,1,3,1,3,4,3,1,1,3,,,,bread baking,teaching,musical analysis" calcext:value-type="string">
            <text:p>tacey.laurie@hmrc.gsi.gov.uk,John Lord,4,3,3,3,2,3,2,1,1,1,3,1,1,1,1,3,4,1,3,1,3,3,3,3,4,2,1,4,2,1,3,2,1,1,3,1,3,4,3,1,1,3,,,,bread baking,teaching,musical analysis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wesley.poole1@hmrc.gsi.gov.uk</text:p>
          </table:table-cell>
          <table:table-cell office:value-type="string" calcext:value-type="string">
            <text:p>John Lo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redictive Analytics</text:p>
          </table:table-cell>
          <table:table-cell table:style-name="ce1" office:value-type="string" calcext:value-type="string">
            <text:p>Data Engineering</text:p>
          </table:table-cell>
          <table:table-cell table:style-name="ce1" office:value-type="string" calcext:value-type="string">
            <text:p>Report Writing</text:p>
          </table:table-cell>
          <table:table-cell table:style-name="ce1" office:value-type="string" calcext:value-type="string">
            <text:p>Public Speaking</text:p>
          </table:table-cell>
          <table:table-cell table:style-name="ce1" office:value-type="string" calcext:value-type="string">
            <text:p>Drawing</text:p>
          </table:table-cell>
          <table:table-cell table:style-name="ce1" office:value-type="string" calcext:value-type="string">
            <text:p>Structured Writing</text:p>
          </table:table-cell>
          <table:table-cell table:formula="of:=CONCATENATE([.D45];&quot;,&quot;;[.E45];&quot;,&quot;;[.F45];&quot;,&quot;;[.G45];&quot;,&quot;;[.H45];&quot;,&quot;;[.I45];&quot;,&quot;;[.J45];&quot;,&quot;;[.K45];&quot;,&quot;;[.L45];&quot;,&quot;;[.M45];&quot;,&quot;;[.N45];&quot;,&quot;;[.O45];&quot;,&quot;;[.P45];&quot;,&quot;;[.Q45];&quot;,&quot;;[.R45];&quot;,&quot;;[.S45];&quot;,&quot;;[.T45];&quot;,&quot;;[.U45];&quot;,&quot;;[.V45];&quot;,&quot;;[.W45];&quot;,&quot;;[.X45];&quot;,&quot;;[.Y45];&quot;,&quot;;[.Z45];&quot;,&quot;;[.AA45];&quot;,&quot;;[.AB45];&quot;,&quot;;[.AC45];&quot;,&quot;;[.AD45];&quot;,&quot;;[.AE45];&quot;,&quot;;[.AF45];&quot;,&quot;;[.AG45];&quot;,&quot;;[.AH45];&quot;,&quot;;[.AI45];&quot;,&quot;;[.AJ45];&quot;,&quot;;[.AK45];&quot;,&quot;;[.AL45];&quot;,&quot;;[.AM45];&quot;,&quot;;[.AN45];&quot;,&quot;;[.AO45];&quot;,&quot;;[.AP45];&quot;,&quot;;[.AQ45];&quot;,&quot;;[.AR45];&quot;,&quot;;[.AS45];&quot;,&quot;;[.AT45];&quot;,&quot;;[.AU45];&quot;,&quot;;[.AV45];&quot;,&quot;;[.AW45];&quot;,&quot;;[.AX45];&quot;,&quot;;[.AY45];&quot;,&quot;;[.AZ45];&quot;,&quot;;[.BA45])" office:value-type="string" office:string-value="wesley.poole1@hmrc.gsi.gov.uk,John Lord,3,3,2,4,2,2,2,4,4,4,2,1,2,2,1,2,1,2,2,2,1,2,1,2,4,3,1,2,1,2,3,1,3,2,1,1,4,4,2,1,1,2,Predictive Analytics,Data Engineering,Report Writing,Public Speaking,Drawing,Structured Writing" calcext:value-type="string">
            <text:p>wesley.poole1@hmrc.gsi.gov.uk,John Lord,3,3,2,4,2,2,2,4,4,4,2,1,2,2,1,2,1,2,2,2,1,2,1,2,4,3,1,2,1,2,3,1,3,2,1,1,4,4,2,1,1,2,Predictive Analytics,Data Engineering,Report Writing,Public Speaking,Drawing,Structured Writing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william.cole@hmrc.gsi.gov.uk</text:p>
          </table:table-cell>
          <table:table-cell office:value-type="string" calcext:value-type="string">
            <text:p>John Lo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CONCATENATE([.D46];&quot;,&quot;;[.E46];&quot;,&quot;;[.F46];&quot;,&quot;;[.G46];&quot;,&quot;;[.H46];&quot;,&quot;;[.I46];&quot;,&quot;;[.J46];&quot;,&quot;;[.K46];&quot;,&quot;;[.L46];&quot;,&quot;;[.M46];&quot;,&quot;;[.N46];&quot;,&quot;;[.O46];&quot;,&quot;;[.P46];&quot;,&quot;;[.Q46];&quot;,&quot;;[.R46];&quot;,&quot;;[.S46];&quot;,&quot;;[.T46];&quot;,&quot;;[.U46];&quot;,&quot;;[.V46];&quot;,&quot;;[.W46];&quot;,&quot;;[.X46];&quot;,&quot;;[.Y46];&quot;,&quot;;[.Z46];&quot;,&quot;;[.AA46];&quot;,&quot;;[.AB46];&quot;,&quot;;[.AC46];&quot;,&quot;;[.AD46];&quot;,&quot;;[.AE46];&quot;,&quot;;[.AF46];&quot;,&quot;;[.AG46];&quot;,&quot;;[.AH46];&quot;,&quot;;[.AI46];&quot;,&quot;;[.AJ46];&quot;,&quot;;[.AK46];&quot;,&quot;;[.AL46];&quot;,&quot;;[.AM46];&quot;,&quot;;[.AN46];&quot;,&quot;;[.AO46];&quot;,&quot;;[.AP46];&quot;,&quot;;[.AQ46];&quot;,&quot;;[.AR46];&quot;,&quot;;[.AS46];&quot;,&quot;;[.AT46];&quot;,&quot;;[.AU46];&quot;,&quot;;[.AV46];&quot;,&quot;;[.AW46];&quot;,&quot;;[.AX46];&quot;,&quot;;[.AY46];&quot;,&quot;;[.AZ46];&quot;,&quot;;[.BA46])" office:value-type="string" office:string-value="william.cole@hmrc.gsi.gov.uk,John Lord,3,4,1,2,2,1,1,1,1,1,1,2,1,1,1,1,1,1,1,1,1,2,1,1,2,2,1,1,1,2,1,1,2,1,1,1,3,3,1,2,1,2,,,,,," calcext:value-type="string">
            <text:p>william.cole@hmrc.gsi.gov.uk,John Lord,3,4,1,2,2,1,1,1,1,1,1,2,1,1,1,1,1,1,1,1,1,2,1,1,2,2,1,1,1,2,1,1,2,1,1,1,3,3,1,2,1,2,,,,,,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yee-wan.yau@hmrc.gsi.gov.uk</text:p>
          </table:table-cell>
          <table:table-cell office:value-type="string" calcext:value-type="string">
            <text:p>Mark Brew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formula="of:=CONCATENATE([.D47];&quot;,&quot;;[.E47];&quot;,&quot;;[.F47];&quot;,&quot;;[.G47];&quot;,&quot;;[.H47];&quot;,&quot;;[.I47];&quot;,&quot;;[.J47];&quot;,&quot;;[.K47];&quot;,&quot;;[.L47];&quot;,&quot;;[.M47];&quot;,&quot;;[.N47];&quot;,&quot;;[.O47];&quot;,&quot;;[.P47];&quot;,&quot;;[.Q47];&quot;,&quot;;[.R47];&quot;,&quot;;[.S47];&quot;,&quot;;[.T47];&quot;,&quot;;[.U47];&quot;,&quot;;[.V47];&quot;,&quot;;[.W47];&quot;,&quot;;[.X47];&quot;,&quot;;[.Y47];&quot;,&quot;;[.Z47];&quot;,&quot;;[.AA47];&quot;,&quot;;[.AB47];&quot;,&quot;;[.AC47];&quot;,&quot;;[.AD47];&quot;,&quot;;[.AE47];&quot;,&quot;;[.AF47];&quot;,&quot;;[.AG47];&quot;,&quot;;[.AH47];&quot;,&quot;;[.AI47];&quot;,&quot;;[.AJ47];&quot;,&quot;;[.AK47];&quot;,&quot;;[.AL47];&quot;,&quot;;[.AM47];&quot;,&quot;;[.AN47];&quot;,&quot;;[.AO47];&quot;,&quot;;[.AP47];&quot;,&quot;;[.AQ47];&quot;,&quot;;[.AR47];&quot;,&quot;;[.AS47];&quot;,&quot;;[.AT47];&quot;,&quot;;[.AU47];&quot;,&quot;;[.AV47];&quot;,&quot;;[.AW47];&quot;,&quot;;[.AX47];&quot;,&quot;;[.AY47];&quot;,&quot;;[.AZ47];&quot;,&quot;;[.BA47])" office:value-type="string" office:string-value="yee-wan.yau@hmrc.gsi.gov.uk,Mark Brewin,2,1,3,1,1,1,1,1,1,1,1,1,1,1,1,1,1,1,3,3,3,2,2,1,1,1,1,1,1,1,1,1,1,1,1,1,1,3,1,1,1,1,,,,,," calcext:value-type="string">
            <text:p>yee-wan.yau@hmrc.gsi.gov.uk,Mark Brewin,2,1,3,1,1,1,1,1,1,1,1,1,1,1,1,1,1,1,3,3,3,2,2,1,1,1,1,1,1,1,1,1,1,1,1,1,1,3,1,1,1,1,,,,,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6:03:40.827849426</meta:creation-date>
    <dc:date>2018-03-07T16:13:18.005467874</dc:date>
    <meta:editing-duration>PT9M36S</meta:editing-duration>
    <meta:editing-cycles>2</meta:editing-cycles>
    <meta:generator>LibreOffice/5.1.6.2$Linux_X86_64 LibreOffice_project/10m0$Build-2</meta:generator>
    <meta:document-statistic meta:table-count="2" meta:cell-count="4314" meta:object-count="0"/>
  </office:meta>
</office:document-meta>
</file>